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P2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22pt" style:font-size-asian="22pt" style:font-size-complex="22pt"/>
    </style:style>
    <style:style style:name="P3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4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ListParagraph" style:list-style-name="LFO2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ListParagraph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ListParagraph" style:list-style-name="LFO3" style:family="paragraph">
      <style:paragraph-properties fo:text-align="justify"/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1" style:parent-style-name="ListParagraph" style:list-style-name="LFO3" style:family="paragraph">
      <style:paragraph-properties fo:text-align="justify"/>
    </style:style>
    <style:style style:name="T1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4" style:parent-style-name="ListParagraph" style:list-style-name="LFO3" style:family="paragraph">
      <style:paragraph-properties fo:text-align="justify"/>
    </style:style>
    <style:style style:name="T1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" style:parent-style-name="ListParagraph" style:list-style-name="LFO3" style:family="paragraph">
      <style:paragraph-properties fo:text-align="justify"/>
    </style:style>
    <style:style style:name="T1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" style:parent-style-name="ListParagraph" style:list-style-name="LFO3" style:family="paragraph">
      <style:paragraph-properties fo:text-align="justify"/>
    </style:style>
    <style:style style:name="T2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3" style:parent-style-name="ListParagraph" style:list-style-name="LFO3" style:family="paragraph">
      <style:paragraph-properties fo:text-align="justify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" style:parent-style-name="ListParagraph" style:family="paragraph">
      <style:paragraph-properties fo:margin-left="2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6pt" style:font-size-asian="16pt" style:font-size-complex="16pt"/>
    </style:style>
    <style:style style:name="T30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6" style:parent-style-name="ListParagraph" style:list-style-name="LFO5" style:family="paragraph"/>
    <style:style style:name="T3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39" style:parent-style-name="ListParagraph" style:list-style-name="LFO5" style:family="paragraph"/>
    <style:style style:name="T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42" style:parent-style-name="ListParagraph" style:list-style-name="LFO5" style:family="paragraph"/>
    <style:style style:name="T4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4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4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48" style:parent-style-name="ListParagraph" style:list-style-name="LFO3" style:family="paragraph"/>
    <style:style style:name="T4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51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2" style:parent-style-name="ListParagraph" style:list-style-name="LFO3" style:family="paragraph"/>
    <style:style style:name="T5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4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5" style:parent-style-name="ListParagraph" style:list-style-name="LFO3" style:family="paragraph"/>
    <style:style style:name="T56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58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59" style:parent-style-name="ListParagraph" style:list-style-name="LFO3" style:family="paragraph"/>
    <style:style style:name="T6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63" style:parent-style-name="ListParagraph" style:list-style-name="LFO5" style:family="paragraph"/>
    <style:style style:name="T6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7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6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70" style:parent-style-name="ListParagraph" style:list-style-name="LFO6" style:family="paragraph"/>
    <style:style style:name="T7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2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3" style:parent-style-name="ListParagraph" style:list-style-name="LFO6" style:family="paragraph"/>
    <style:style style:name="T7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76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77" style:parent-style-name="ListParagraph" style:list-style-name="LFO6" style:family="paragraph"/>
    <style:style style:name="T7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7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0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81" style:parent-style-name="ListParagraph" style:list-style-name="LFO6" style:family="paragraph"/>
    <style:style style:name="T8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3" style:parent-style-name="DefaultParagraphFont" style:family="text">
      <style:text-properties style:font-name="Arial" style:font-name-complex="Arial" fo:font-size="10pt" style:font-size-asian="10pt" style:font-size-complex="10pt"/>
    </style:style>
    <style:style style:name="P84" style:parent-style-name="Normal" style:family="paragraph">
      <style:text-properties style:font-name="Arial" style:font-name-complex="Arial" fo:font-size="12pt" style:font-size-asian="12pt" style:font-size-complex="12pt"/>
    </style:style>
    <style:style style:name="P85" style:parent-style-name="Normal" style:family="paragraph">
      <style:text-properties style:font-name="Arial" style:font-name-complex="Arial" fo:font-size="12pt" style:font-size-asian="12pt" style:font-size-complex="12pt"/>
    </style:style>
    <style:style style:name="T86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87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88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8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9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2" style:parent-style-name="ListParagraph" style:list-style-name="LFO4" style:family="paragraph"/>
    <style:style style:name="T9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9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9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96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97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98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99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10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0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0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0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06" style:parent-style-name="Normal" style:family="paragraph">
      <style:text-properties style:font-name="Arial" style:font-name-complex="Arial" fo:font-size="12pt" style:font-size-asian="12pt" style:font-size-complex="12pt"/>
    </style:style>
    <style:style style:name="P107" style:parent-style-name="ListParagraph" style:list-style-name="LFO7" style:family="paragraph"/>
    <style:style style:name="T10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0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13" style:parent-style-name="ListParagraph" style:list-style-name="LFO7" style:family="paragraph"/>
    <style:style style:name="T11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1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1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17" style:parent-style-name="ListParagraph" style:list-style-name="LFO7" style:family="paragraph"/>
    <style:style style:name="T118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19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0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21" style:parent-style-name="ListParagraph" style:list-style-name="LFO7" style:family="paragraph"/>
    <style:style style:name="T12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2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25" style:parent-style-name="ListParagraph" style:family="paragraph">
      <style:paragraph-properties fo:margin-left="1in">
        <style:tab-stops/>
      </style:paragraph-properties>
    </style:style>
    <style:style style:name="T12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27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28" style:parent-style-name="ListParagraph" style:list-style-name="LFO7" style:family="paragraph"/>
    <style:style style:name="T12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3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32" style:parent-style-name="ListParagraph" style:family="paragraph">
      <style:paragraph-properties fo:margin-left="1in">
        <style:tab-stops/>
      </style:paragraph-properties>
    </style:style>
    <style:style style:name="T13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35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36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37" style:parent-style-name="ListParagraph" style:family="paragraph">
      <style:paragraph-properties fo:margin-left="1in">
        <style:tab-stops/>
      </style:paragraph-properties>
    </style:style>
    <style:style style:name="T138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3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4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42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43" style:parent-style-name="ListParagraph" style:list-style-name="LFO7" style:family="paragraph"/>
    <style:style style:name="T144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7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4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4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50" style:parent-style-name="ListParagraph" style:list-style-name="LFO7" style:family="paragraph"/>
    <style:style style:name="T15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3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15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5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56" style:parent-style-name="ListParagraph" style:list-style-name="LFO7" style:family="paragraph"/>
    <style:style style:name="T15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5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159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160" style:parent-style-name="Normal" style:family="paragraph">
      <style:text-properties style:font-name="Arial" style:font-name-complex="Arial" fo:font-size="12pt" style:font-size-asian="12pt" style:font-size-complex="12pt"/>
    </style:style>
    <style:style style:name="P161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2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3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4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5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6" style:parent-style-name="Normal" style:family="paragraph"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168" style:parent-style-name="ListParagraph" style:list-style-name="LFO1" style:family="paragraph"/>
    <style:style style:name="T16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1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172" style:parent-style-name="ListParagraph" style:list-style-name="LFO1" style:family="paragraph"/>
    <style:style style:name="T17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17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17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7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7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7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7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8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199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00" style:parent-style-name="ListParagraph" style:list-style-name="LFO1" style:family="paragraph"/>
    <style:style style:name="T20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0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3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04" style:parent-style-name="ListParagraph" style:list-style-name="LFO1" style:family="paragraph"/>
    <style:style style:name="T20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07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0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0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1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1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2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3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4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5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6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7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8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29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30" style:parent-style-name="ListParagraph" style:list-style-name="LFO1" style:family="paragraph">
      <style:text-properties style:font-name="Arial" style:font-name-complex="Arial" fo:font-size="12pt" style:font-size-asian="12pt" style:font-size-complex="12pt"/>
    </style:style>
    <style:style style:name="P231" style:parent-style-name="ListParagraph" style:family="paragraph">
      <style:paragraph-properties fo:margin-left="1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232" style:parent-style-name="ListParagraph" style:list-style-name="LFO1" style:family="paragraph"/>
    <style:style style:name="T233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3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35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36" style:parent-style-name="ListParagraph" style:list-style-name="LFO1" style:family="paragraph"/>
    <style:style style:name="T23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3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39" style:parent-style-name="Normal" style:family="paragraph">
      <style:text-properties style:font-name="Arial" style:font-name-complex="Arial" fo:font-size="12pt" style:font-size-asian="12pt" style:font-size-complex="12pt"/>
    </style:style>
    <style:style style:name="P240" style:parent-style-name="ListParagraph" style:list-style-name="LFO1" style:family="paragraph"/>
    <style:style style:name="T241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4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3" style:parent-style-name="ListParagraph" style:family="paragraph">
      <style:text-properties style:font-name="Arial" style:font-name-complex="Arial" fo:font-size="12pt" style:font-size-asian="12pt" style:font-size-complex="12pt"/>
    </style:style>
    <style:style style:name="P244" style:parent-style-name="ListParagraph" style:list-style-name="LFO1" style:family="paragraph"/>
    <style:style style:name="T24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4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47" style:parent-style-name="ListParagraph" style:family="paragraph">
      <style:text-properties fo:font-size="12pt" style:font-size-asian="12pt" style:font-size-complex="12pt"/>
    </style:style>
    <style:style style:name="P248" style:parent-style-name="Normal" style:family="paragraph">
      <style:text-properties fo:font-size="12pt" style:font-size-asian="12pt" style:font-size-complex="12pt"/>
    </style:style>
    <style:style style:name="P249" style:parent-style-name="Normal" style:family="paragraph">
      <style:text-properties fo:font-size="12pt" style:font-size-asian="12pt" style:font-size-complex="12pt"/>
    </style:style>
    <style:style style:name="P250" style:parent-style-name="Normal" style:family="paragraph">
      <style:text-properties fo:font-size="12pt" style:font-size-asian="12pt" style:font-size-complex="12pt"/>
    </style:style>
    <style:style style:name="P251" style:parent-style-name="Normal" style:family="paragraph">
      <style:text-properties fo:font-size="12pt" style:font-size-asian="12pt" style:font-size-complex="12pt"/>
    </style:style>
    <style:style style:name="P252" style:parent-style-name="Normal" style:family="paragraph">
      <style:text-properties fo:font-size="12pt" style:font-size-asian="12pt" style:font-size-complex="12pt"/>
    </style:style>
    <style:style style:name="P253" style:parent-style-name="Normal" style:family="paragraph">
      <style:text-properties fo:font-size="12pt" style:font-size-asian="12pt" style:font-size-complex="12pt"/>
    </style:style>
    <style:style style:name="P254" style:parent-style-name="Normal" style:family="paragraph">
      <style:text-properties fo:font-size="12pt" style:font-size-asian="12pt" style:font-size-complex="12pt"/>
    </style:style>
    <style:style style:name="P255" style:parent-style-name="Normal" style:family="paragraph">
      <style:text-properties fo:font-size="12pt" style:font-size-asian="12pt" style:font-size-complex="12pt"/>
    </style:style>
    <style:style style:name="P256" style:parent-style-name="Normal" style:family="paragraph">
      <style:text-properties fo:font-size="12pt" style:font-size-asian="12pt" style:font-size-complex="12pt"/>
    </style:style>
    <style:style style:name="P257" style:parent-style-name="Normal" style:family="paragraph">
      <style:text-properties fo:font-size="12pt" style:font-size-asian="12pt" style:font-size-complex="12pt"/>
    </style:style>
    <style:style style:name="P258" style:parent-style-name="Normal" style:family="paragraph">
      <style:text-properties fo:font-size="12pt" style:font-size-asian="12pt" style:font-size-complex="12pt"/>
    </style:style>
    <style:style style:name="P259" style:parent-style-name="Normal" style:family="paragraph">
      <style:text-properties fo:font-size="12pt" style:font-size-asian="12pt" style:font-size-complex="12pt"/>
    </style:style>
    <style:style style:name="P260" style:parent-style-name="Normal" style:family="paragraph">
      <style:text-properties fo:font-size="12pt" style:font-size-asian="12pt" style:font-size-complex="12pt"/>
    </style:style>
    <style:style style:name="P261" style:parent-style-name="Normal" style:family="paragraph">
      <style:text-properties fo:font-size="12pt" style:font-size-asian="12pt" style:font-size-complex="12pt"/>
    </style:style>
    <style:style style:name="P262" style:parent-style-name="Normal" style:family="paragraph">
      <style:text-properties fo:font-size="12pt" style:font-size-asian="12pt" style:font-size-complex="12pt"/>
    </style:style>
    <style:style style:name="P263" style:parent-style-name="Normal" style:family="paragraph">
      <style:text-properties fo:font-size="12pt" style:font-size-asian="12pt" style:font-size-complex="12pt"/>
    </style:style>
    <style:style style:name="P264" style:parent-style-name="Normal" style:family="paragraph">
      <style:text-properties fo:font-size="12pt" style:font-size-asian="12pt" style:font-size-complex="12pt"/>
    </style:style>
    <style:style style:name="P265" style:parent-style-name="Normal" style:family="paragraph">
      <style:text-properties fo:font-size="12pt" style:font-size-asian="12pt" style:font-size-complex="12pt"/>
    </style:style>
    <style:style style:name="P266" style:parent-style-name="Normal" style:family="paragraph">
      <style:text-properties fo:font-size="12pt" style:font-size-asian="12pt" style:font-size-complex="12pt"/>
    </style:style>
    <style:style style:name="P267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T26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6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7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272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73" style:parent-style-name="ListParagraph" style:list-style-name="LFO4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74" style:parent-style-name="ListParagraph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75" style:parent-style-name="Normal" style:family="paragraph">
      <style:paragraph-properties fo:text-align="justify"/>
    </style:style>
    <style:style style:name="T27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7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79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0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1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82" style:parent-style-name="Normal" style:family="paragraph">
      <style:paragraph-properties fo:text-align="justify"/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283" style:parent-style-name="Normal" style:family="paragraph">
      <style:paragraph-properties fo:text-align="justify"/>
    </style:style>
    <style:style style:name="T28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287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288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289" style:parent-style-name="Normal" style:family="paragraph">
      <style:paragraph-properties fo:text-align="justify" fo:text-indent="0.5in"/>
      <style:text-properties style:font-name="Arial" style:font-name-complex="Arial" fo:font-size="12pt" style:font-size-asian="12pt" style:font-size-complex="12pt"/>
    </style:style>
    <style:style style:name="P29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9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T299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00" style:parent-style-name="DefaultParagraphFont" style:family="text">
      <style:text-properties style:font-name="Arial" style:font-name-complex="Arial" fo:font-weight="bold" style:font-weight-asian="bold" style:font-weight-complex="bold" fo:font-style="italic" style:font-style-asian="italic" style:font-style-complex="italic" fo:font-size="12pt" style:font-size-asian="12pt" style:font-size-complex="12pt"/>
    </style:style>
    <style:style style:name="T30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2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03" style:parent-style-name="Normal" style:family="paragraph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T304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05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06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P307" style:parent-style-name="Normal" style:family="paragraph">
      <style:paragraph-properties fo:text-indent="0.5in"/>
      <style:text-properties style:font-name="Arial" style:font-name-complex="Arial" fo:font-size="12pt" style:font-size-asian="12pt" style:font-size-complex="12pt"/>
    </style:style>
    <style:style style:name="P308" style:parent-style-name="Normal" style:family="paragraph">
      <style:text-properties style:font-name="Arial" style:font-name-complex="Arial" fo:font-size="12pt" style:font-size-asian="12pt" style:font-size-complex="12pt"/>
    </style:style>
    <style:style style:name="P309" style:parent-style-name="Normal" style:family="paragraph">
      <style:text-properties style:font-name="Arial" style:font-name-complex="Arial" fo:font-size="12pt" style:font-size-asian="12pt" style:font-size-complex="12pt"/>
    </style:style>
    <style:style style:name="P310" style:parent-style-name="Normal" style:family="paragraph">
      <style:text-properties style:font-name="Arial" style:font-name-complex="Arial" fo:font-size="12pt" style:font-size-asian="12pt" style:font-size-complex="12pt"/>
    </style:style>
    <style:style style:name="T311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12" style:parent-style-name="DefaultParagraphFont" style:family="text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T313" style:parent-style-name="DefaultParagraphFont" style:family="text">
      <style:text-properties style:font-name="Arial" style:font-name-complex="Arial" fo:font-size="12pt" style:font-size-asian="12pt" style:font-size-complex="12pt"/>
    </style:style>
    <style:style style:name="T314" style:parent-style-name="DefaultParagraphFont" style:family="text">
      <style:text-properties style:font-name="Arial" style:font-name-complex="Arial" fo:font-style="italic" style:font-style-asian="italic" style:font-style-complex="italic" fo:font-size="12pt" style:font-size-asian="12pt" style:font-size-complex="12pt"/>
    </style:style>
    <style:style style:name="P315" style:parent-style-name="Normal" style:family="paragraph">
      <style:paragraph-properties fo:text-align="center"/>
      <style:text-properties style:font-name="Arial" style:font-name-complex="Arial" fo:font-weight="bold" style:font-weight-asian="bold" style:font-weight-complex="bold" fo:font-size="18pt" style:font-size-asian="18pt" style:font-size-complex="18pt"/>
    </style:style>
    <style:style style:name="P316" style:parent-style-name="Normal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8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31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320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3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3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2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2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2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3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35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37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39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T44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/>
    </style:style>
    <style:style style:name="T443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  <style:style style:name="P4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4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5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6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7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8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5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6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7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8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99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0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1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2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3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1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2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3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4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5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6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7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8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49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1050" style:parent-style-name="Normal" style:family="paragraph">
      <style:paragraph-properties style:line-break="normal" fo:margin-bottom="0in" fo:line-height="100%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51" style:parent-style-name="DefaultParagraphFont" style:family="text">
      <style:text-properties style:font-name="Courier New" style:font-name-asian="Times New Roman" style:font-name-complex="Courier New" fo:color="#000000" fo:font-size="10pt" style:font-size-asian="10pt" style:font-size-complex="10pt"/>
    </style:style>
  </office:automatic-styles>
  <office:body>
    <office:text text:use-soft-page-breaks="true">
      <text:p text:style-name="P1">EWX<text:s/>Public<text:s/>API Docs</text:p>
      <text:p text:style-name="P2"/>
      <text:p text:style-name="P3">Base Properties</text:p>
      <text:p text:style-name="P4"/>
      <text:p text:style-name="P5">Properties<text:s/>are a base EWX class<text:s/>defined by:</text:p>
      <text:list text:style-name="LFO2" text:continue-numbering="true">
        <text:list-item>
          <text:p text:style-name="P6">name, required (T/F), validator, repeated (T/F), default</text:p>
        </text:list-item>
        <text:list-item>
          <text:p text:style-name="P7">w/ methods __get__, __set__, _get_attr_name, _get_default</text:p>
        </text:list-item>
      </text:list>
      <text:p text:style-name="P8"/>
      <text:p text:style-name="P9">Super classes<text:s/>include:</text:p>
      <text:list text:style-name="LFO3" text:continue-numbering="true">
        <text:list-item>
          <text:p text:style-name="P10">DateTimeProperty</text:p>
        </text:list-item>
        <text:list-item>
          <text:p text:style-name="P11"><text:span text:style-name="T12">EnumProperty</text:span><text:span text:style-name="T13"><text:s/>(enum_type)</text:span></text:p>
        </text:list-item>
        <text:list-item>
          <text:p text:style-name="P14"><text:span text:style-name="T15">StructuredProperty</text:span><text:span text:style-name="T16"><text:s/>(domain_class)</text:span></text:p>
        </text:list-item>
        <text:list-item>
          <text:p text:style-name="P17"><text:span text:style-name="T18">MappingProperty</text:span><text:span text:style-name="T19"><text:s/>(domain_property)</text:span></text:p>
        </text:list-item>
        <text:list-item>
          <text:p text:style-name="P20"><text:span text:style-name="T21">MappingEnumProperty</text:span><text:span text:style-name="T22"><text:s/>(EnumProperty) (domain_property)</text:span></text:p>
        </text:list-item>
        <text:list-item>
          <text:p text:style-name="P23"><text:span text:style-name="T24">MappingStructuredProperty</text:span><text:span text:style-name="T25"><text:s/></text:span><text:span text:style-name="T26">(StructuredProperty) (domain_property)</text:span></text:p>
        </text:list-item>
      </text:list>
      <text:p text:style-name="P27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p text:style-name="P28">Base Domains</text:p>
      <text:p text:style-name="P29"/>
      <text:p text:style-name="Normal"><text:span text:style-name="T30">EnergyworxDomain</text:span><text:span text:style-name="T31"><text:s/>is a<text:s/></text:span><text:span text:style-name="T32">domain</text:span><text:span text:style-name="T33"><text:s/>made up of EWX properties in an abstract sense. A concrete example of a domain is a datasource – which includes both scalar and structured<text:s/></text:span><text:span text:style-name="T34">properties</text:span><text:span text:style-name="T35">.</text:span></text:p>
      <text:list text:style-name="LFO5" text:continue-numbering="true">
        <text:list-item>
          <text:p text:style-name="P36"><text:span text:style-name="T37">__metaclass__ =<text:s/></text:span><text:span text:style-name="T38">EnergyworxDomainMeta</text:span></text:p>
        </text:list-item>
        <text:list-item>
          <text:p text:style-name="P39"><text:span text:style-name="T40">__init__(**kwargs) iterates thru kwargs and sets attr as<text:s/></text:span><text:span text:style-name="T41">setattr(self, attr, value)</text:span></text:p>
        </text:list-item>
        <text:list-item>
          <text:p text:style-name="P42"><text:span text:style-name="T43">to_message(self) creates dict base on property name and attr – update<text:s/></text:span><text:span text:style-name="T44">prop_by_attr</text:span><text:span text:style-name="T45"><text:s/>by calling items. iterate thru<text:s/></text:span><text:span text:style-name="T46">propr_by_attr</text:span><text:span text:style-name="T47"><text:s/>, check instance of each prop:</text:span></text:p>
        </text:list-item>
      </text:list>
      <text:list text:style-name="LFO3" text:continue-numbering="true">
        <text:list-item>
          <text:list>
            <text:list-item>
              <text:p text:style-name="P48"><text:span text:style-name="T49">StructuredProperty</text:span><text:span text:style-name="T50"><text:s/></text:span><text:span text:style-name="T51">{prop.name: [item.to_message() for item in getattr(self, attr)]}</text:span></text:p>
            </text:list-item>
            <text:list-item>
              <text:p text:style-name="P52"><text:span text:style-name="T53">EnumProperty<text:s/></text:span><text:span text:style-name="T54">{prop.name: getattr(self, attr).name if getattr(self, attr) else None}</text:span></text:p>
            </text:list-item>
            <text:list-item>
              <text:p text:style-name="P55"><text:span text:style-name="T56">DateTimeProperty</text:span><text:span text:style-name="T57"><text:s/></text:span><text:span text:style-name="T58">{prop.name: getattr(self, attr).replace(tzinfo=None).strftime('%Y-%m-%dT%H:%M:%S.%f') if getattr(self, attr) else None}</text:span></text:p>
            </text:list-item>
            <text:list-item>
              <text:p text:style-name="P59"><text:span text:style-name="T60">other</text:span><text:span text:style-name="T61"><text:s/></text:span><text:span text:style-name="T62">{prop.name: getattr(self, attr)}</text:span></text:p>
            </text:list-item>
          </text:list>
        </text:list-item>
      </text:list>
      <text:list text:style-name="LFO5" text:continue-numbering="true">
        <text:list-item>
          <text:p text:style-name="P63"><text:span text:style-name="T64">from_message(cls, message) iterates thru message, get<text:s/></text:span><text:span text:style-name="T65">attr_by_prop_name</text:span><text:span text:style-name="T66"><text:s/>for each prop_name from class or superclass, get<text:s/></text:span><text:span text:style-name="T67">prop_by_attr</text:span><text:span text:style-name="T68"><text:s/>for each attr. Check instance of each prop</text:span><text:span text:style-name="T69">:</text:span></text:p>
        </text:list-item>
      </text:list>
      <text:list text:style-name="LFO6" text:continue-numbering="true">
        <text:list-item>
          <text:list>
            <text:list-item>
              <text:p text:style-name="P70"><text:span text:style-name="T71">StructuredProperty<text:s/></text:span><text:span text:style-name="T72">{attr: [prop.domain_class.from_message(v) for v in value]}</text:span></text:p>
            </text:list-item>
            <text:list-item>
              <text:p text:style-name="P73"><text:span text:style-name="T74">EnumProperty</text:span><text:span text:style-name="T75"><text:s/></text:span><text:span text:style-name="T76">{attr: str_to_enum(prop.enum_type, value)}</text:span></text:p>
            </text:list-item>
            <text:list-item>
              <text:p text:style-name="P77"><text:span text:style-name="T78">DateTimeProperty</text:span><text:span text:style-name="T79"><text:s/></text:span><text:span text:style-name="T80">{attr: parse(value)}</text:span></text:p>
            </text:list-item>
            <text:list-item>
              <text:p text:style-name="P81"><text:span text:style-name="T82">other<text:s/></text:span><text:span text:style-name="T83">{attr: value}</text:span></text:p>
            </text:list-item>
          </text:list>
        </text:list-item>
      </text:list>
      <text:p text:style-name="P84"/>
      <text:p text:style-name="P85"/>
      <text:p text:style-name="Normal"><text:span text:style-name="T86">EnergyworxDomainMeta</text:span><text:span text:style-name="T87"><text:s/>is a metaclass used to add<text:s/></text:span><text:span text:style-name="T88">‘attr_by_prop_name’</text:span><text:span text:style-name="T89"><text:s/>and<text:s/></text:span><text:span text:style-name="T90">‘prop_by_attr’</text:span><text:span text:style-name="T91"><text:s/>to every domain class.</text:span></text:p>
      <text:list text:style-name="LFO4" text:continue-numbering="true">
        <text:list-item>
          <text:p text:style-name="P92"><text:span text:style-name="T93">__new__(mcs, name, bases, dct): iterates thru<text:s/></text:span><text:span text:style-name="T94">dct</text:span><text:span text:style-name="T95"><text:s/>and for each property update: attr_by_prop_name as {value.name : attr}</text:span></text:p>
        </text:list-item>
      </text:list>
      <text:p text:style-name="P96">prop_by_attr as {attr : value}</text:p>
      <text:p text:style-name="P97"/>
      <text:soft-page-break/>
      <text:p text:style-name="P98">Domain Classes</text:p>
      <text:p text:style-name="P99"/>
      <text:p text:style-name="Normal"><text:span text:style-name="T100">EWX<text:s/></text:span><text:span text:style-name="T101">domain classes</text:span><text:span text:style-name="T102"><text:s/>are made up of different<text:s/></text:span><text:span text:style-name="T103">domains</text:span><text:span text:style-name="T104">.</text:span><text:span text:style-name="T105"><text:s/>Examples include:</text:span></text:p>
      <text:p text:style-name="P106"/>
      <text:list text:style-name="LFO7" text:continue-numbering="true">
        <text:list-item>
          <text:p text:style-name="P107"><text:span text:style-name="T108">KeyValue</text:span><text:span text:style-name="T109"><text:s/>– properties<text:s/></text:span><text:span text:style-name="T110">key, value, deleted,<text:s/></text:span><text:span text:style-name="T111">methods<text:s/></text:span><text:span text:style-name="T112">to_dict, from_dict</text:span></text:p>
        </text:list-item>
        <text:list-item>
          <text:p text:style-name="P113"><text:span text:style-name="T114">KeyValueType(KeyValue)<text:s/></text:span><text:span text:style-name="T115">– properties<text:s/></text:span><text:span text:style-name="T116">value_type</text:span></text:p>
        </text:list-item>
        <text:list-item>
          <text:p text:style-name="P117"><text:span text:style-name="T118">ChannelClassifier</text:span><text:span text:style-name="T119"><text:s/>– properties<text:s/></text:span><text:span text:style-name="T120">unit_type, datapoint_type, def_flow_config_id, agg_type, timeslice_group_id, def_timeslice_group</text:span></text:p>
        </text:list-item>
        <text:list-item>
          <text:p text:style-name="P121"><text:span text:style-name="T122">Channel</text:span><text:span text:style-name="T123"><text:s/>– properties<text:s/></text:span><text:span text:style-name="T124">id, deleted, name, classifier, description, unit_type, datapoint_type, is_source flow_config_id, agg_type, datasource_type</text:span></text:p>
        </text:list-item>
      </text:list>
      <text:p text:style-name="P125"><text:span text:style-name="T126">methods<text:s/></text:span><text:span text:style-name="T127">__eq__</text:span></text:p>
      <text:list text:style-name="LFO7" text:continue-numbering="true">
        <text:list-item>
          <text:p text:style-name="P128"><text:span text:style-name="T129">Tag<text:s/></text:span><text:span text:style-name="T130">– properties<text:s/></text:span><text:span text:style-name="T131">tag, description, valid_from, properties, removed, version, is_active_sd, tag_links, created_by</text:span></text:p>
        </text:list-item>
      </text:list>
      <text:p text:style-name="P132"><text:span text:style-name="T133">methods<text:s/></text:span><text:span text:style-name="T134">__init__<text:s/></text:span><text:span text:style-name="T135">- sets<text:s/></text:span><text:span text:style-name="T136">valid_from, version</text:span></text:p>
      <text:p text:style-name="P137"><text:span text:style-name="T138"><text:tab/>get_property</text:span><text:span text:style-name="T139">, __eq__,</text:span><text:span text:style-name="T140"><text:s/></text:span><text:span text:style-name="T141">to_dict, from_dict</text:span></text:p>
      <text:p text:style-name="P142"/>
      <text:list text:style-name="LFO7" text:continue-numbering="true">
        <text:list-item>
          <text:p text:style-name="P143"><text:span text:style-name="T144">TimeseriesSet</text:span><text:span text:style-name="T145"><text:s/></text:span><text:span text:style-name="T146">-<text:s/></text:span><text:span text:style-name="T147">__init__</text:span><text:span text:style-name="T148"><text:s/>sets<text:s/></text:span><text:span text:style-name="T149">datasource_id, channel_classifier_id, start_timestamp, end_timestamp</text:span></text:p>
        </text:list-item>
        <text:list-item>
          <text:p text:style-name="P150"><text:span text:style-name="T151">PrepareContext</text:span><text:span text:style-name="T152"><text:s/>-<text:s/></text:span><text:span text:style-name="T153">__init__</text:span><text:span text:style-name="T154"><text:s/>sets<text:s/></text:span><text:span text:style-name="T155">timeseries_sets</text:span></text:p>
        </text:list-item>
        <text:list-item>
          <text:p text:style-name="P156"><text:span text:style-name="T157">TimesliceGroup<text:s/></text:span><text:span text:style-name="T158">– properties<text:s/></text:span><text:span text:style-name="T159">name, description, properties, timeslices</text:span></text:p>
        </text:list-item>
      </text:list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soft-page-break/>
      <text:p text:style-name="P167">EWX Datasource</text:p>
      <text:list text:style-name="LFO1" text:continue-numbering="true">
        <text:list-item>
          <text:p text:style-name="P168"><text:span text:style-name="T169">description</text:span><text:span text:style-name="T170"><text:s text:c="2"/>‘ ’ (string value)</text:span></text:p>
        </text:list-item>
      </text:list>
      <text:p text:style-name="P171"/>
      <text:list text:style-name="LFO1" text:continue-numbering="true">
        <text:list-item>
          <text:p text:style-name="P172"><text:span text:style-name="T173">tags</text:span><text:span text:style-name="T174"><text:s/>(list of dict)</text:span></text:p>
          <text:list text:continue-numbering="true">
            <text:list-item>
              <text:p text:style-name="P175">validFrom<text:tab/>'1900-01-01T00:00:00.000000' (string)</text:p>
            </text:list-item>
            <text:list-item>
              <text:p text:style-name="P176">description<text:tab/>‘ ‘ (string)</text:p>
            </text:list-item>
            <text:list-item>
              <text:p text:style-name="P177">tagLinks<text:tab/>[‘ ‘] (list)</text:p>
            </text:list-item>
            <text:list-item>
              <text:p text:style-name="P178">version<text:tab/>'2019-12-03T19:16:17.000000' (string)</text:p>
            </text:list-item>
            <text:list-item>
              <text:p text:style-name="P179">tag<text:tab/><text:tab/>‘premise’ (string)</text:p>
            </text:list-item>
            <text:list-item>
              <text:p text:style-name="P180">createdBy<text:tab/>‘System’ (string)</text:p>
            </text:list-item>
            <text:list-item>
              <text:p text:style-name="P181">removed<text:tab/>False (bool)</text:p>
            </text:list-item>
            <text:list-item>
              <text:p text:style-name="P182">properties<text:tab/>(list of dict)</text:p>
              <text:list text:continue-numbering="true">
                <text:list-item>
                  <text:p text:style-name="P183">(dict)</text:p>
                  <text:list text:continue-numbering="true">
                    <text:list-item>
                      <text:p text:style-name="P184"><text:s/>deleted<text:tab/>False</text:p>
                    </text:list-item>
                    <text:list-item>
                      <text:p text:style-name="P185">key<text:tab/><text:tab/>‘name’<text:s/></text:p>
                    </text:list-item>
                    <text:list-item>
                      <text:p text:style-name="P186">readOnly<text:tab/>False</text:p>
                    </text:list-item>
                    <text:list-item>
                      <text:p text:style-name="P187">type<text:tab/><text:tab/>‘string’</text:p>
                    </text:list-item>
                    <text:list-item>
                      <text:p text:style-name="P188">value<text:tab/><text:tab/>MARLBOROUGH</text:p>
                    </text:list-item>
                    <text:list-item>
                      <text:p text:style-name="P189">value_type<text:tab/>‘string’</text:p>
                    </text:list-item>
                  </text:list>
                </text:list-item>
                <text:list-item>
                  <text:p text:style-name="P190">key, value</text:p>
                  <text:list text:continue-numbering="true">
                    <text:list-item>
                      <text:p text:style-name="P191">city, MARLBOROUGH</text:p>
                    </text:list-item>
                    <text:list-item>
                      <text:p text:style-name="P192">name, TIERPOINT-MA</text:p>
                    </text:list-item>
                    <text:list-item>
                      <text:p text:style-name="P193">zip, 01752</text:p>
                    </text:list-item>
                    <text:list-item>
                      <text:p text:style-name="P194">country, USA</text:p>
                    </text:list-item>
                    <text:list-item>
                      <text:p text:style-name="P195">county, Unknown</text:p>
                    </text:list-item>
                    <text:list-item>
                      <text:p text:style-name="P196">state, MA</text:p>
                    </text:list-item>
                    <text:list-item>
                      <text:p text:style-name="P197">address, 34 SAINT MARTIN DR UNIT 22 UNKNOWN</text:p>
                    </text:list-item>
                    <text:list-item>
                      <text:p text:style-name="P198">customerid, 1-XWPK9R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text:style-name="LFO1" text:continue-numbering="true">
        <text:list-item>
          <text:p text:style-name="P200"><text:span text:style-name="T201">id<text:s/></text:span><text:span text:style-name="T202"><text:s/>‘NEPOOL_MECO_0219222018’ (string)</text:span></text:p>
        </text:list-item>
      </text:list>
      <text:p text:style-name="P203"/>
      <text:list text:style-name="LFO1" text:continue-numbering="true">
        <text:list-item>
          <text:p text:style-name="P204"><text:span text:style-name="T205">channels</text:span><text:span text:style-name="T206"><text:s/>(list of dict)</text:span></text:p>
        </text:list-item>
      </text:list>
      <text:p text:style-name="P207"/>
      <text:list text:style-name="LFO1" text:continue-numbering="true">
        <text:list-item>
          <text:list>
            <text:list-item>
              <text:p text:style-name="P208">description<text:tab/><text:tab/>‘Automatic generated channel’</text:p>
            </text:list-item>
            <text:list-item>
              <text:p text:style-name="P209">isSource<text:tab/><text:tab/>True</text:p>
            </text:list-item>
            <text:list-item>
              <text:p text:style-name="P210">classifier<text:tab/><text:tab/>‘DELIVERY_IDR’</text:p>
            </text:list-item>
            <text:list-item>
              <text:p text:style-name="P211">unitType<text:tab/><text:tab/>‘kWh’</text:p>
            </text:list-item>
            <text:list-item>
              <text:p text:style-name="P212">datapointType<text:tab/>‘interval’</text:p>
            </text:list-item>
            <text:list-item>
              <text:p text:style-name="P213">id<text:tab/><text:tab/><text:tab/>‘DELIVERY_IDR’</text:p>
            </text:list-item>
            <text:list-item>
              <text:p text:style-name="P214">name<text:tab/><text:tab/><text:tab/>‘Delivery IDR’</text:p>
              <text:list text:continue-numbering="true">
                <text:list-item>
                  <text:p text:style-name="P215">classifier, datapointType (unitType)</text:p>
                  <text:list text:continue-numbering="true">
                    <text:list-item>
                      <text:p text:style-name="P216"><text:s/>DELIVERY_IDR, interval (kWh)</text:p>
                    </text:list-item>
                    <text:list-item>
                      <text:p text:style-name="P217">DELIVERY_SCALAR, gauge (kWh)</text:p>
                    </text:list-item>
                    <text:list-item>
                      <text:p text:style-name="P218">FORECAST, interval (kWh)</text:p>
                    </text:list-item>
                    <text:list-item>
                      <text:p text:style-name="P219">LINEAR_INTERPOLATION, interval (kWh)</text:p>
                    </text:list-item>
                    <text:list-item>
                      <text:p text:style-name="P220">LIKE_DAY_SUBSTITUION, interval (kWh)</text:p>
                    </text:list-item>
                    <text:list-item>
                      <text:p text:style-name="P221">MERGED, gauge (kWh)</text:p>
                    </text:list-item>
                    <text:list-item>
                      <text:p text:style-name="P222">DELIVERY_SCALAR_HEARTBEAT, gauge (seconds)</text:p>
                    </text:list-item>
                    <text:list-item>
                      <text:p text:style-name="P223">TOTAL_DEMAND, gauge (kWh)</text:p>
                    </text:list-item>
                    <text:list-item>
                      <text:p text:style-name="P224">TOTAL_DEMAND_HEARTBEAT, gauge (seconds)</text:p>
                    </text:list-item>
                    <text:list-item>
                      <text:p text:style-name="P225"><text:s/>DELIVERY_IDR_HEARTBEAT, gauge (seconds)</text:p>
                    </text:list-item>
                    <text:list-item>
                      <text:p text:style-name="P226"><text:s/>ICAP, gauge, (kWh)</text:p>
                    </text:list-item>
                    <text:list-item>
                      <text:p text:style-name="P227"><text:s/>ICAP_HEARTBEAT, gauge (seconds)</text:p>
                    </text:list-item>
                    <text:list-item>
                      <text:p text:style-name="P228"><text:s/>NIT, gauge (kWh)</text:p>
                    </text:list-item>
                    <text:list-item>
                      <text:p text:style-name="P229"><text:s/>NITS_HEARTBEAT, gauge (seconds)</text:p>
                    </text:list-item>
                    <text:list-item>
                      <text:p text:style-name="P230"><text:s/>VEE_RESULT, interval (kWh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text:style-name="LFO1" text:continue-numbering="true">
        <text:list-item>
          <text:p text:style-name="P232"><text:span text:style-name="T233">readOnly</text:span><text:span text:style-name="T234"><text:s/>False (bool)</text:span></text:p>
        </text:list-item>
      </text:list>
      <text:p text:style-name="P235"/>
      <text:list text:style-name="LFO1" text:continue-numbering="true">
        <text:list-item>
          <text:p text:style-name="P236"><text:span text:style-name="T237">timezone<text:s/></text:span><text:span text:style-name="T238">America/New_York (string)</text:span></text:p>
        </text:list-item>
      </text:list>
      <text:p text:style-name="P239"/>
      <text:list text:style-name="LFO1" text:continue-numbering="true">
        <text:list-item>
          <text:p text:style-name="P240"><text:span text:style-name="T241">classifier</text:span><text:span text:style-name="T242"><text:s/>‘ACCOUNT’ (string)</text:span></text:p>
        </text:list-item>
      </text:list>
      <text:p text:style-name="P243"/>
      <text:list text:style-name="LFO1" text:continue-numbering="true">
        <text:list-item>
          <text:p text:style-name="P244"><text:span text:style-name="T245">name</text:span><text:span text:style-name="T246"><text:s/>‘NEPOOL_MECO_0219222018’ (string)</text:span></text:p>
        </text:list-item>
      </text:list>
      <text:p text:style-name="P247"/>
      <text:p text:style-name="P248"/>
      <text:p text:style-name="P249"/>
      <text:p text:style-name="P250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soft-page-break/>
      <text:p text:style-name="P267">EWX Rule Classes</text:p>
      <text:p text:style-name="Normal"><text:span text:style-name="T268">A<text:s/></text:span><text:span text:style-name="T269">BaseRule</text:span><text:span text:style-name="T270"><text:s/>class is made from a<text:s/></text:span><text:span text:style-name="T271">dataframe</text:span><text:span text:style-name="T272">, and has methods:</text:span></text:p>
      <text:list text:style-name="LFO4" text:continue-numbering="true">
        <text:list-item>
          <text:p text:style-name="P273">get_rule_attributes, get_function_name, apply</text:p>
        </text:list-item>
      </text:list>
      <text:p text:style-name="P274"/>
      <text:p text:style-name="P275"><text:span text:style-name="T276">An<text:s/></text:span><text:span text:style-name="T277">AbstractTransformRule</text:span><text:span text:style-name="T278"><text:s/>is a<text:s/></text:span><text:span text:style-name="T279">BaseRule</text:span><text:span text:style-name="T280"><text:s/>with attributes<text:s/></text:span><text:span text:style-name="T281">result, adapted_data, mapping, datasources</text:span></text:p>
      <text:p text:style-name="P282"/>
      <text:p text:style-name="P283"><text:span text:style-name="T284">An<text:s/></text:span><text:span text:style-name="T285">AbstractRule</text:span><text:span text:style-name="T286"><text:s/>is <text:s/>a<text:s/></text:span><text:span text:style-name="T287">BaseRule</text:span><text:span text:style-name="T288"><text:s/>initialized with attributes:</text:span></text:p>
      <text:p text:style-name="P289">datasource (Datasource):</text:p>
      <text:p text:style-name="P290"><text:s text:c="12"/>dataframe (DataFrame):</text:p>
      <text:p text:style-name="P291"><text:s text:c="12"/>detectors (dict):</text:p>
      <text:p text:style-name="P292"><text:s text:c="12"/>source_column (str):</text:p>
      <text:p text:style-name="P293"><text:s text:c="12"/>destination_column (str):</text:p>
      <text:p text:style-name="P294"><text:s text:c="12"/>sequence_index (int):</text:p>
      <text:p text:style-name="P295"><text:s text:c="12"/>data_filter (Series):</text:p>
      <text:p text:style-name="P296"><text:s text:c="12"/>namespace (Namespace):</text:p>
      <text:p text:style-name="P297"><text:s text:c="12"/>flow_properties (dict[str, str]):</text:p>
      <text:p text:style-name="P298"/>
      <text:p text:style-name="Normal"><text:span text:style-name="T299">Prepare_Context</text:span><text:span text:style-name="T300"><text:s/></text:span><text:span text:style-name="T301">has methods<text:s/></text:span><text:span text:style-name="T302">load_timeslice_group, load_timeslice_groups_by_name, load_datasources, load_channel_classifier, load_side_input, execute_eql, additional_output</text:span></text:p>
      <text:p text:style-name="P303"/>
      <text:p text:style-name="Normal"><text:span text:style-name="T304">A<text:s/></text:span><text:span text:style-name="T305">RuleResult</text:span><text:span text:style-name="T306"><text:s/>class is initialized with:</text:span></text:p>
      <text:p text:style-name="P307">result (DataFrame): the resulting dataframe</text:p>
      <text:p text:style-name="P308"><text:s text:c="12"/>detectors (List[Detector]): the list of detectors</text:p>
      <text:p text:style-name="P309"><text:s text:c="12"/>aggregates (List[Aggregate]): the list of Aggregate</text:p>
      <text:p text:style-name="P310"><text:s text:c="12"/>flow_metadata_properties (dict): the additional flow_metadata_properties</text:p>
      <text:p text:style-name="Normal"><text:span text:style-name="T311">A<text:s/></text:span><text:span text:style-name="T312">Detector<text:s/></text:span><text:span text:style-name="T313">class has attributes<text:s/></text:span><text:span text:style-name="T314">detector, function_name, start_timestamp, end_timestamp, value, properties</text:span></text:p>
      <text:soft-page-break/>
      <text:p text:style-name="P315">Datasource Example</text:p>
      <text:p text:style-name="P316"/>
      <text:p text:style-name="P317"><text:span text:style-name="T318">{</text:span><text:span text:style-name="T319">'channels'</text:span><text:span text:style-name="T320">: [{'classifier': 'DELIVERY_IDR',</text:span></text:p>
      <text:p text:style-name="P321"><text:s text:c="15"/>'datapointType': 'interval',</text:p>
      <text:p text:style-name="P322"><text:s text:c="15"/>'description': 'Automatic generated channel',</text:p>
      <text:p text:style-name="P323"><text:s text:c="15"/>'id': 'DELIVERY_IDR',</text:p>
      <text:p text:style-name="P324"><text:s text:c="15"/>'isSource': True,</text:p>
      <text:p text:style-name="P325"><text:s text:c="15"/>'name': 'Delivery Idr',</text:p>
      <text:p text:style-name="P326"><text:s text:c="15"/>'unitType': 'kWh'},</text:p>
      <text:p text:style-name="P327"><text:s text:c="14"/>{'classifier': 'DELIVERY_SCALAR',</text:p>
      <text:p text:style-name="P328"><text:s text:c="15"/>'datapointType': 'gauge',</text:p>
      <text:p text:style-name="P329"><text:s text:c="15"/>'description': 'Automatic generated channel',</text:p>
      <text:p text:style-name="P330"><text:s text:c="15"/>'id': 'DELIVERY_SCALAR',</text:p>
      <text:p text:style-name="P331"><text:s text:c="15"/>'isSource': True,</text:p>
      <text:p text:style-name="P332"><text:s text:c="15"/>'name': 'Delivery Scalar',</text:p>
      <text:p text:style-name="P333"><text:s text:c="15"/>'unitType': 'kWh'},</text:p>
      <text:p text:style-name="P334"><text:s text:c="14"/>{'classifier': 'FORECAST',</text:p>
      <text:p text:style-name="P335"><text:s text:c="15"/>'datapointType': 'interval',</text:p>
      <text:p text:style-name="P336"><text:s text:c="15"/>'description': 'No description',</text:p>
      <text:p text:style-name="P337"><text:s text:c="15"/>'id': 'FORECAST',</text:p>
      <text:p text:style-name="P338"><text:s text:c="15"/>'isSource': False,</text:p>
      <text:p text:style-name="P339"><text:s text:c="15"/>'name': 'No name',</text:p>
      <text:p text:style-name="P340"><text:s text:c="15"/>'unitType': 'kWh'},</text:p>
      <text:p text:style-name="P341"><text:s text:c="14"/>{'classifier': 'LINEAR_INTERPOLATION',</text:p>
      <text:p text:style-name="P342"><text:s text:c="15"/>'datapointType': 'interval',</text:p>
      <text:p text:style-name="P343"><text:s text:c="15"/>'description': 'No description',</text:p>
      <text:p text:style-name="P344"><text:s text:c="15"/>'id': 'LINEAR_INTERPOLATION',</text:p>
      <text:p text:style-name="P345"><text:s text:c="15"/>'isSource': False,</text:p>
      <text:p text:style-name="P346"><text:s text:c="15"/>'name': 'No name',</text:p>
      <text:p text:style-name="P347"><text:s text:c="15"/>'unitType': 'kWh'},</text:p>
      <text:p text:style-name="P348"><text:s text:c="14"/>{'classifier': 'LIKE_DAY_SUBSTITUTION',</text:p>
      <text:p text:style-name="P349"><text:s text:c="15"/>'datapointType': 'interval',</text:p>
      <text:p text:style-name="P350"><text:s text:c="15"/>'description': 'No description',</text:p>
      <text:p text:style-name="P351"><text:s text:c="15"/>'id': 'LIKE_DAY_SUBSTITUTION',</text:p>
      <text:p text:style-name="P352"><text:s text:c="15"/>'isSource': False,</text:p>
      <text:p text:style-name="P353"><text:s text:c="15"/>'name': 'No name',</text:p>
      <text:p text:style-name="P354"><text:s text:c="15"/>'unitType': 'kWh'},</text:p>
      <text:p text:style-name="P355"><text:s text:c="14"/>{'classifier': 'MERGED',</text:p>
      <text:p text:style-name="P356"><text:s text:c="15"/>'datapointType': 'gauge',</text:p>
      <text:p text:style-name="P357"><text:s text:c="15"/>'description': 'No description',</text:p>
      <text:p text:style-name="P358"><text:s text:c="15"/>'id': 'MERGED',</text:p>
      <text:p text:style-name="P359"><text:s text:c="15"/>'isSource': False,</text:p>
      <text:p text:style-name="P360"><text:s text:c="15"/>'name': 'No name',</text:p>
      <text:p text:style-name="P361"><text:s text:c="15"/>'unitType': 'kWh'},</text:p>
      <text:p text:style-name="P362"><text:s text:c="14"/>{'classifier': 'DELIVERY_SCALAR_HEARTBEAT',</text:p>
      <text:p text:style-name="P363"><text:s text:c="15"/>'datapointType': 'gauge',</text:p>
      <text:p text:style-name="P364"><text:s text:c="15"/>'id': 'DELIVERY_SCALAR_HEARTBEAT',</text:p>
      <text:p text:style-name="P365"><text:s text:c="15"/>'isSource': False,</text:p>
      <text:p text:style-name="P366"><text:s text:c="15"/>'name': 'DELIVERY_SCALAR_HEARTBEAT',</text:p>
      <text:p text:style-name="P367"><text:s text:c="15"/>'unitType': 'seconds'},</text:p>
      <text:p text:style-name="P368"><text:s text:c="14"/>{'classifier': 'TOTAL_DEMAND',</text:p>
      <text:p text:style-name="P369"><text:s text:c="15"/>'datapointType': 'gauge',</text:p>
      <text:p text:style-name="P370"><text:s text:c="15"/>'description': '',</text:p>
      <text:p text:style-name="P371"><text:s text:c="15"/>'id': 'TOTAL_DEMAND',</text:p>
      <text:soft-page-break/>
      <text:p text:style-name="P372"><text:s text:c="15"/>'isSource': True,</text:p>
      <text:p text:style-name="P373"><text:s text:c="15"/>'name': 'TOTAL_DEMAND',</text:p>
      <text:p text:style-name="P374"><text:s text:c="15"/>'unitType': 'kWh'},</text:p>
      <text:p text:style-name="P375"><text:s text:c="14"/>{'classifier': 'TOTAL_DEMAND_HEARTBEAT',</text:p>
      <text:p text:style-name="P376"><text:s text:c="15"/>'datapointType': 'gauge',</text:p>
      <text:p text:style-name="P377"><text:s text:c="15"/>'id': 'TOTAL_DEMAND_HEARTBEAT',</text:p>
      <text:p text:style-name="P378"><text:s text:c="15"/>'isSource': False,</text:p>
      <text:p text:style-name="P379"><text:s text:c="15"/>'name': 'TOTAL_DEMAND_HEARTBEAT',</text:p>
      <text:p text:style-name="P380"><text:s text:c="15"/>'unitType': 'seconds'},</text:p>
      <text:p text:style-name="P381"><text:s text:c="14"/>{'classifier': 'DELIVERY_IDR_HEARTBEAT',</text:p>
      <text:p text:style-name="P382"><text:s text:c="15"/>'datapointType': 'gauge',</text:p>
      <text:p text:style-name="P383"><text:s text:c="15"/>'id': 'DELIVERY_IDR_HEARTBEAT',</text:p>
      <text:p text:style-name="P384"><text:s text:c="15"/>'isSource': False,</text:p>
      <text:p text:style-name="P385"><text:s text:c="15"/>'name': 'DELIVERY_IDR_HEARTBEAT',</text:p>
      <text:p text:style-name="P386"><text:s text:c="15"/>'unitType': 'seconds'},</text:p>
      <text:p text:style-name="P387"><text:s text:c="14"/>{'classifier': 'ICAP',</text:p>
      <text:p text:style-name="P388"><text:s text:c="15"/>'datapointType': 'gauge',</text:p>
      <text:p text:style-name="P389"><text:s text:c="15"/>'description': '',</text:p>
      <text:p text:style-name="P390"><text:s text:c="15"/>'id': 'ICAP',</text:p>
      <text:p text:style-name="P391"><text:s text:c="15"/>'isSource': True,</text:p>
      <text:p text:style-name="P392"><text:s text:c="15"/>'name': 'Installed Capacity',</text:p>
      <text:p text:style-name="P393"><text:s text:c="15"/>'unitType': 'kWh'},</text:p>
      <text:p text:style-name="P394"><text:s text:c="14"/>{'classifier': 'ICAP_HEARTBEAT',</text:p>
      <text:p text:style-name="P395"><text:s text:c="15"/>'datapointType': 'gauge',</text:p>
      <text:p text:style-name="P396"><text:s text:c="15"/>'id': 'ICAP_HEARTBEAT',</text:p>
      <text:p text:style-name="P397"><text:s text:c="15"/>'isSource': False,</text:p>
      <text:p text:style-name="P398"><text:s text:c="15"/>'name': 'Installed Capacity_HEARTBEAT',</text:p>
      <text:p text:style-name="P399"><text:s text:c="15"/>'unitType': 'seconds'},</text:p>
      <text:p text:style-name="P400"><text:s text:c="14"/>{'classifier': 'NITS',</text:p>
      <text:p text:style-name="P401"><text:s text:c="15"/>'datapointType': 'gauge',</text:p>
      <text:p text:style-name="P402"><text:s text:c="15"/>'description': '',</text:p>
      <text:p text:style-name="P403"><text:s text:c="15"/>'id': 'NITS',</text:p>
      <text:p text:style-name="P404"><text:s text:c="15"/>'isSource': True,</text:p>
      <text:p text:style-name="P405"><text:s text:c="15"/>'name': 'NITS',</text:p>
      <text:p text:style-name="P406"><text:s text:c="15"/>'unitType': 'kWh'},</text:p>
      <text:p text:style-name="P407"><text:s text:c="14"/>{'classifier': 'NITS_HEARTBEAT',</text:p>
      <text:p text:style-name="P408"><text:s text:c="15"/>'datapointType': 'gauge',</text:p>
      <text:p text:style-name="P409"><text:s text:c="15"/>'id': 'NITS_HEARTBEAT',</text:p>
      <text:p text:style-name="P410"><text:s text:c="15"/>'isSource': False,</text:p>
      <text:p text:style-name="P411"><text:s text:c="15"/>'name': 'NITS_HEARTBEAT',</text:p>
      <text:p text:style-name="P412"><text:s text:c="15"/>'unitType': 'seconds'},</text:p>
      <text:p text:style-name="P413"><text:s text:c="14"/>{'classifier': 'VEE_RESULT',</text:p>
      <text:p text:style-name="P414"><text:s text:c="15"/>'datapointType': 'interval',</text:p>
      <text:p text:style-name="P415"><text:s text:c="15"/>'description': 'Channel Vee Result w/<text:s/>classifier VEE_RESULT',</text:p>
      <text:p text:style-name="P416"><text:s text:c="15"/>'id': 'VEE_RESULT',</text:p>
      <text:p text:style-name="P417"><text:s text:c="15"/>'isSource': False,</text:p>
      <text:p text:style-name="P418"><text:s text:c="15"/>'name': 'Vee Result',</text:p>
      <text:p text:style-name="P419"><text:s text:c="15"/>'unitType': 'kWh'}],</text:p>
      <text:p text:style-name="P420"><text:span text:style-name="T421"><text:s/></text:span><text:span text:style-name="T422">'classifier'</text:span><text:span text:style-name="T423">: 'ACCOUNT',</text:span></text:p>
      <text:p text:style-name="P424"><text:span text:style-name="T425"><text:s/></text:span><text:span text:style-name="T426">'description'</text:span><text:span text:style-name="T427">: '',</text:span></text:p>
      <text:p text:style-name="P428"><text:span text:style-name="T429"><text:s/></text:span><text:span text:style-name="T430">'id'</text:span><text:span text:style-name="T431">: 'NEPOOL_MECO_0219222018',</text:span></text:p>
      <text:p text:style-name="P432"><text:span text:style-name="T433"><text:s/></text:span><text:span text:style-name="T434">'name'</text:span><text:span text:style-name="T435">: 'NEPOOL_MECO_0219222018',</text:span></text:p>
      <text:p text:style-name="P436"><text:span text:style-name="T437"><text:s/></text:span><text:span text:style-name="T438">'readOnly'</text:span><text:span text:style-name="T439">: False,</text:span></text:p>
      <text:p text:style-name="P440"><text:span text:style-name="T441"><text:s/></text:span><text:span text:style-name="T442">'tags'</text:span><text:span text:style-name="T443">: [{'createdBy': 'System',</text:span></text:p>
      <text:p text:style-name="P444"><text:s text:c="11"/>'description': '',</text:p>
      <text:p text:style-name="P445"><text:s text:c="11"/>'properties': [{'deleted': False,</text:p>
      <text:p text:style-name="P446"><text:s text:c="27"/>'key': 'city',</text:p>
      <text:soft-page-break/>
      <text:p text:style-name="P447"><text:s text:c="27"/>'readOnly': False,</text:p>
      <text:p text:style-name="P448"><text:s text:c="27"/>'type': 'string',</text:p>
      <text:p text:style-name="P449"><text:s text:c="27"/>'value': 'MARLBOROUGH',</text:p>
      <text:p text:style-name="P450"><text:s text:c="27"/>'value_type': 'string'},</text:p>
      <text:p text:style-name="P451"><text:s text:c="26"/>{'deleted': False,</text:p>
      <text:p text:style-name="P452"><text:s text:c="27"/>'key': 'name',</text:p>
      <text:p text:style-name="P453"><text:s text:c="27"/>'readOnly': False,</text:p>
      <text:p text:style-name="P454"><text:s text:c="27"/>'type': 'string',</text:p>
      <text:p text:style-name="P455"><text:s text:c="27"/>'value': 'TIERPOINT-MA',</text:p>
      <text:p text:style-name="P456"><text:s text:c="27"/>'value_type': 'string'},</text:p>
      <text:p text:style-name="P457"><text:s text:c="26"/>{'deleted': False,</text:p>
      <text:p text:style-name="P458"><text:s text:c="27"/>'key': 'zip',</text:p>
      <text:p text:style-name="P459"><text:s text:c="27"/>'readOnly': False,</text:p>
      <text:p text:style-name="P460"><text:s text:c="27"/>'type': 'string',</text:p>
      <text:p text:style-name="P461"><text:s text:c="27"/>'value': '01752',</text:p>
      <text:p text:style-name="P462"><text:s text:c="27"/>'value_type': 'string'},</text:p>
      <text:p text:style-name="P463"><text:s text:c="26"/>{'deleted': False,</text:p>
      <text:p text:style-name="P464"><text:s text:c="27"/>'key': 'country',</text:p>
      <text:p text:style-name="P465"><text:s text:c="27"/>'readOnly': False,</text:p>
      <text:p text:style-name="P466"><text:s text:c="27"/>'type': 'string',</text:p>
      <text:p text:style-name="P467"><text:s text:c="27"/>'value': 'USA',</text:p>
      <text:p text:style-name="P468"><text:s text:c="27"/>'value_type': 'string'},</text:p>
      <text:p text:style-name="P469"><text:s text:c="26"/>{'deleted': False,</text:p>
      <text:p text:style-name="P470"><text:s text:c="27"/>'key': 'county',</text:p>
      <text:p text:style-name="P471"><text:s text:c="27"/>'readOnly': False,</text:p>
      <text:p text:style-name="P472"><text:s text:c="27"/>'type': 'string',</text:p>
      <text:p text:style-name="P473"><text:s text:c="27"/>'value': 'Unknown',</text:p>
      <text:p text:style-name="P474"><text:s text:c="27"/>'value_type': 'string'},</text:p>
      <text:p text:style-name="P475"><text:s text:c="26"/>{'deleted': False,</text:p>
      <text:p text:style-name="P476"><text:s text:c="27"/>'key': 'state',</text:p>
      <text:p text:style-name="P477"><text:s text:c="27"/>'readOnly': False,</text:p>
      <text:p text:style-name="P478"><text:s text:c="27"/>'type': 'string',</text:p>
      <text:p text:style-name="P479"><text:s text:c="27"/>'value': 'MA',</text:p>
      <text:p text:style-name="P480"><text:s text:c="27"/>'value_type': 'string'},</text:p>
      <text:p text:style-name="P481"><text:s text:c="26"/>{'deleted': False,</text:p>
      <text:p text:style-name="P482"><text:s text:c="27"/>'key': 'address',</text:p>
      <text:p text:style-name="P483"><text:s text:c="27"/>'readOnly': False,</text:p>
      <text:p text:style-name="P484"><text:s text:c="27"/>'type': 'string',</text:p>
      <text:p text:style-name="P485"><text:s text:c="27"/>'value': '34 SAINT MARTIN DR UNIT 22 UNKNOWN',</text:p>
      <text:p text:style-name="P486"><text:s text:c="27"/>'value_type': 'string'},</text:p>
      <text:p text:style-name="P487"><text:s text:c="26"/>{'deleted': False,</text:p>
      <text:p text:style-name="P488"><text:s text:c="27"/>'key': 'customerid',</text:p>
      <text:p text:style-name="P489"><text:s text:c="27"/>'readOnly': False,</text:p>
      <text:p text:style-name="P490"><text:s text:c="27"/>'type': 'string',</text:p>
      <text:p text:style-name="P491"><text:s text:c="27"/>'value': '1-XWPK9R',</text:p>
      <text:p text:style-name="P492"><text:s text:c="27"/>'value_type': 'string'}],</text:p>
      <text:p text:style-name="P493"><text:s text:c="11"/>'removed': False,</text:p>
      <text:p text:style-name="P494"><text:s text:c="11"/>'tag': 'premise',</text:p>
      <text:p text:style-name="P495"><text:s text:c="11"/>'tagLinks': [''],</text:p>
      <text:p text:style-name="P496"><text:s text:c="11"/>'validFrom': '1900-01-01T00:00:00.000000',</text:p>
      <text:p text:style-name="P497"><text:s text:c="11"/>'version': '2019-12-03T19:16:17.000000'},</text:p>
      <text:p text:style-name="P498"><text:s text:c="10"/>{'createdBy': 'System',</text:p>
      <text:p text:style-name="P499"><text:s text:c="11"/>'description': 'icap',</text:p>
      <text:p text:style-name="P500"><text:s text:c="11"/>'properties': [{'deleted': False,</text:p>
      <text:p text:style-name="P501"><text:s text:c="27"/>'key': 'calculated',</text:p>
      <text:p text:style-name="P502"><text:s text:c="27"/>'readOnly': False,</text:p>
      <text:p text:style-name="P503"><text:s text:c="27"/>'type': 'String',</text:p>
      <text:soft-page-break/>
      <text:p text:style-name="P504"><text:s text:c="27"/>'value': 'False',</text:p>
      <text:p text:style-name="P505"><text:s text:c="27"/>'value_type': 'String'},</text:p>
      <text:p text:style-name="P506"><text:s text:c="26"/>{'deleted': False,</text:p>
      <text:p text:style-name="P507"><text:s text:c="27"/>'key': 'default',</text:p>
      <text:p text:style-name="P508"><text:s text:c="27"/>'readOnly': False,</text:p>
      <text:p text:style-name="P509"><text:s text:c="27"/>'type': 'String',</text:p>
      <text:p text:style-name="P510"><text:s text:c="27"/>'value': 'True',</text:p>
      <text:p text:style-name="P511"><text:s text:c="27"/>'value_type': 'String'},</text:p>
      <text:p text:style-name="P512"><text:s text:c="26"/>{'deleted': False,</text:p>
      <text:p text:style-name="P513"><text:s text:c="27"/>'key': 'estimated',</text:p>
      <text:p text:style-name="P514"><text:s text:c="27"/>'readOnly': False,</text:p>
      <text:p text:style-name="P515"><text:s text:c="27"/>'type': 'String',</text:p>
      <text:p text:style-name="P516"><text:s text:c="27"/>'value': 'False',</text:p>
      <text:p text:style-name="P517"><text:s text:c="27"/>'value_type': 'String'},</text:p>
      <text:p text:style-name="P518"><text:s text:c="26"/>{'deleted': False,</text:p>
      <text:p text:style-name="P519"><text:s text:c="27"/>'key': 'passed',</text:p>
      <text:p text:style-name="P520"><text:s text:c="27"/>'readOnly': False,</text:p>
      <text:p text:style-name="P521"><text:s text:c="27"/>'type': 'String',</text:p>
      <text:p text:style-name="P522"><text:s text:c="27"/>'value': 'False',</text:p>
      <text:p text:style-name="P523"><text:s text:c="27"/>'value_type': 'String'},</text:p>
      <text:p text:style-name="P524"><text:s text:c="26"/>{'deleted': False,</text:p>
      <text:p text:style-name="P525"><text:s text:c="27"/>'key': 'peak',</text:p>
      <text:p text:style-name="P526"><text:s text:c="27"/>'readOnly': False,</text:p>
      <text:p text:style-name="P527"><text:s text:c="27"/>'type': 'String',</text:p>
      <text:p text:style-name="P528"><text:s text:c="27"/>'value': '1830.78',</text:p>
      <text:p text:style-name="P529"><text:s text:c="27"/>'value_type': 'String'},</text:p>
      <text:p text:style-name="P530"><text:s text:c="26"/>{'deleted': False,</text:p>
      <text:p text:style-name="P531"><text:s text:c="27"/>'key': 'peakindex',</text:p>
      <text:p text:style-name="P532"><text:s text:c="27"/>'readOnly': False,</text:p>
      <text:p text:style-name="P533"><text:s text:c="27"/>'type': 'String',</text:p>
      <text:p text:style-name="P534"><text:s text:c="27"/>'value': '2017-09-01 00:00:00+00:00',</text:p>
      <text:p text:style-name="P535"><text:s text:c="27"/>'value_type': 'String'},</text:p>
      <text:p text:style-name="P536"><text:s text:c="26"/>{'deleted': False,</text:p>
      <text:p text:style-name="P537"><text:s text:c="27"/>'key': 'percentagediff',</text:p>
      <text:p text:style-name="P538"><text:s text:c="27"/>'readOnly': False,</text:p>
      <text:p text:style-name="P539"><text:s text:c="27"/>'type': 'String',</text:p>
      <text:p text:style-name="P540"><text:s text:c="27"/>'value': '-93.8438261288',</text:p>
      <text:p text:style-name="P541"><text:s text:c="27"/>'value_type': 'String'},</text:p>
      <text:p text:style-name="P542"><text:s text:c="26"/>{'deleted': False,</text:p>
      <text:p text:style-name="P543"><text:s text:c="27"/>'key': 'periodstatus',</text:p>
      <text:p text:style-name="P544"><text:s text:c="27"/>'readOnly': False,</text:p>
      <text:p text:style-name="P545"><text:s text:c="27"/>'type': 'String',</text:p>
      <text:p text:style-name="P546"><text:s text:c="27"/>'value': 'S',</text:p>
      <text:p text:style-name="P547"><text:s text:c="27"/>'value_type': 'String'},</text:p>
      <text:p text:style-name="P548"><text:s text:c="26"/>{'deleted': False,</text:p>
      <text:p text:style-name="P549"><text:s text:c="27"/>'key': 'utilityprovided',</text:p>
      <text:p text:style-name="P550"><text:s text:c="27"/>'readOnly': False,</text:p>
      <text:p text:style-name="P551"><text:s text:c="27"/>'type': 'String',</text:p>
      <text:p text:style-name="P552"><text:s text:c="27"/>'value': 'True',</text:p>
      <text:p text:style-name="P553"><text:s text:c="27"/>'value_type': 'String'},</text:p>
      <text:p text:style-name="P554"><text:s text:c="26"/>{'deleted': False,</text:p>
      <text:p text:style-name="P555"><text:s text:c="27"/>'key': 'value',</text:p>
      <text:p text:style-name="P556"><text:s text:c="27"/>'readOnly': False,</text:p>
      <text:p text:style-name="P557"><text:s text:c="27"/>'type': 'String',</text:p>
      <text:p text:style-name="P558"><text:s text:c="27"/>'value': '112.706',</text:p>
      <text:p text:style-name="P559"><text:s text:c="27"/>'value_type': 'String'},</text:p>
      <text:p text:style-name="P560"><text:s text:c="26"/>{'deleted': False,</text:p>
      <text:soft-page-break/>
      <text:p text:style-name="P561"><text:s text:c="27"/>'key': 'valid_till',</text:p>
      <text:p text:style-name="P562"><text:s text:c="27"/>'readOnly': False,</text:p>
      <text:p text:style-name="P563"><text:s text:c="27"/>'type': 'String',</text:p>
      <text:p text:style-name="P564"><text:s text:c="27"/>'value': '2019-05-31 23:59:59',</text:p>
      <text:p text:style-name="P565"><text:s text:c="27"/>'value_type': 'String'}],</text:p>
      <text:p text:style-name="P566"><text:s text:c="11"/>'removed': False,</text:p>
      <text:p text:style-name="P567"><text:s text:c="11"/>'tag': 'icap_utility_2018_06_01',</text:p>
      <text:p text:style-name="P568"><text:s text:c="11"/>'tagLinks': [''],</text:p>
      <text:p text:style-name="P569"><text:s text:c="11"/>'validFrom': '1900-01-01T00:00:00.000000',</text:p>
      <text:p text:style-name="P570"><text:s text:c="11"/>'version': '2017-11-01T19:47:48.000000'},</text:p>
      <text:p text:style-name="P571"><text:s text:c="10"/>{'createdBy': 'System',</text:p>
      <text:p text:style-name="P572"><text:s text:c="11"/>'description': 'No description',</text:p>
      <text:p text:style-name="P573"><text:s text:c="11"/>'properties': [{'deleted': False,</text:p>
      <text:p text:style-name="P574"><text:s text:c="27"/>'key': 'latitude',</text:p>
      <text:p text:style-name="P575"><text:s text:c="27"/>'readOnly': False,</text:p>
      <text:p text:style-name="P576"><text:s text:c="27"/>'type': 'String',</text:p>
      <text:p text:style-name="P577"><text:s text:c="27"/>'value': '42.3129021',</text:p>
      <text:p text:style-name="P578"><text:s text:c="27"/>'value_type': 'String'},</text:p>
      <text:p text:style-name="P579"><text:s text:c="26"/>{'deleted': False,</text:p>
      <text:p text:style-name="P580"><text:s text:c="27"/>'key': 'longitude',</text:p>
      <text:p text:style-name="P581"><text:s text:c="27"/>'readOnly': False,</text:p>
      <text:p text:style-name="P582"><text:s text:c="27"/>'type': 'String',</text:p>
      <text:p text:style-name="P583"><text:s text:c="27"/>'value': '-71.57925709999999',</text:p>
      <text:p text:style-name="P584"><text:s text:c="27"/>'value_type': 'String'},</text:p>
      <text:p text:style-name="P585"><text:s text:c="26"/>{'deleted': False,</text:p>
      <text:p text:style-name="P586"><text:s text:c="27"/>'key': 'address',</text:p>
      <text:p text:style-name="P587"><text:s text:c="27"/>'readOnly': False,</text:p>
      <text:p text:style-name="P588"><text:s text:c="27"/>'type': 'String',</text:p>
      <text:p text:style-name="P589"><text:s text:c="22"/>'value': '34 saint martin dr unit 22 , marlborough, '</text:p>
      <text:p text:style-name="P590"><text:s text:c="36"/>'usa, ma, 01752',</text:p>
      <text:p text:style-name="P591"><text:s text:c="27"/>'value_type': 'String'}],</text:p>
      <text:p text:style-name="P592"><text:s text:c="11"/>'removed': False,</text:p>
      <text:p text:style-name="P593"><text:s text:c="11"/>'tag': 'geopoint',</text:p>
      <text:p text:style-name="P594"><text:s text:c="11"/>'tagLinks': [''],</text:p>
      <text:p text:style-name="P595"><text:s text:c="11"/>'validFrom': '2019-06-01T00:00:00.000000',</text:p>
      <text:p text:style-name="P596"><text:s text:c="11"/>'version': '2019-12-03T19:16:18.000000'},</text:p>
      <text:p text:style-name="P597"><text:s text:c="10"/>{'createdBy': 'System',</text:p>
      <text:p text:style-name="P598"><text:s text:c="11"/>'description': 'icap',</text:p>
      <text:p text:style-name="P599"><text:s text:c="11"/>'properties': [{'deleted': False,</text:p>
      <text:p text:style-name="P600"><text:s text:c="27"/>'key': 'calculated',</text:p>
      <text:p text:style-name="P601"><text:s text:c="27"/>'readOnly': False,</text:p>
      <text:p text:style-name="P602"><text:s text:c="27"/>'type': 'String',</text:p>
      <text:p text:style-name="P603"><text:s text:c="27"/>'value': 'False',</text:p>
      <text:p text:style-name="P604"><text:s text:c="27"/>'value_type': 'String'},</text:p>
      <text:p text:style-name="P605"><text:s text:c="26"/>{'deleted': False,</text:p>
      <text:p text:style-name="P606"><text:s text:c="27"/>'key': 'default',</text:p>
      <text:p text:style-name="P607"><text:s text:c="27"/>'readOnly': False,</text:p>
      <text:p text:style-name="P608"><text:s text:c="27"/>'type': 'String',</text:p>
      <text:p text:style-name="P609"><text:s text:c="27"/>'value': 'True',</text:p>
      <text:p text:style-name="P610"><text:s text:c="27"/>'value_type': 'String'},</text:p>
      <text:p text:style-name="P611"><text:s text:c="26"/>{'deleted': False,</text:p>
      <text:p text:style-name="P612"><text:s text:c="27"/>'key': 'estimated',</text:p>
      <text:p text:style-name="P613"><text:s text:c="27"/>'readOnly': False,</text:p>
      <text:p text:style-name="P614"><text:s text:c="27"/>'type': 'String',</text:p>
      <text:p text:style-name="P615"><text:s text:c="27"/>'value': 'False',</text:p>
      <text:p text:style-name="P616"><text:s text:c="27"/>'value_type': 'String'},</text:p>
      <text:p text:style-name="P617"><text:s text:c="26"/>{'deleted': False,</text:p>
      <text:soft-page-break/>
      <text:p text:style-name="P618"><text:s text:c="27"/>'key': 'passed',</text:p>
      <text:p text:style-name="P619"><text:s text:c="27"/>'readOnly': False,</text:p>
      <text:p text:style-name="P620"><text:s text:c="27"/>'type': 'String',</text:p>
      <text:p text:style-name="P621"><text:s text:c="27"/>'value': 'False',</text:p>
      <text:p text:style-name="P622"><text:s text:c="27"/>'value_type': 'String'},</text:p>
      <text:p text:style-name="P623"><text:s text:c="26"/>{'deleted': False,</text:p>
      <text:p text:style-name="P624"><text:s text:c="27"/>'key': 'peak',</text:p>
      <text:p text:style-name="P625"><text:s text:c="27"/>'readOnly': False,</text:p>
      <text:p text:style-name="P626"><text:s text:c="27"/>'type': 'String',</text:p>
      <text:p text:style-name="P627"><text:s text:c="27"/>'value': '1746.675',</text:p>
      <text:p text:style-name="P628"><text:s text:c="27"/>'value_type': 'String'},</text:p>
      <text:p text:style-name="P629"><text:s text:c="26"/>{'deleted': False,</text:p>
      <text:p text:style-name="P630"><text:s text:c="27"/>'key': 'peakindex',</text:p>
      <text:p text:style-name="P631"><text:s text:c="27"/>'readOnly': False,</text:p>
      <text:p text:style-name="P632"><text:s text:c="27"/>'type': 'String',</text:p>
      <text:p text:style-name="P633"><text:s text:c="27"/>'value': '2017-05-18 16:00:00+00:00',</text:p>
      <text:p text:style-name="P634"><text:s text:c="27"/>'value_type': 'String'},</text:p>
      <text:p text:style-name="P635"><text:s text:c="26"/>{'deleted': False,</text:p>
      <text:p text:style-name="P636"><text:s text:c="27"/>'key': 'percentagediff',</text:p>
      <text:p text:style-name="P637"><text:s text:c="27"/>'readOnly': False,</text:p>
      <text:p text:style-name="P638"><text:s text:c="27"/>'type': 'String',</text:p>
      <text:p text:style-name="P639"><text:s text:c="27"/>'value': '-93.5473971975',</text:p>
      <text:p text:style-name="P640"><text:s text:c="27"/>'value_type': 'String'},</text:p>
      <text:p text:style-name="P641"><text:s text:c="26"/>{'deleted': False,</text:p>
      <text:p text:style-name="P642"><text:s text:c="27"/>'key': 'periodstatus',</text:p>
      <text:p text:style-name="P643"><text:s text:c="27"/>'readOnly': False,</text:p>
      <text:p text:style-name="P644"><text:s text:c="27"/>'type': 'String',</text:p>
      <text:p text:style-name="P645"><text:s text:c="27"/>'value': 'H',</text:p>
      <text:p text:style-name="P646"><text:s text:c="27"/>'value_type': 'String'},</text:p>
      <text:p text:style-name="P647"><text:s text:c="26"/>{'deleted': False,</text:p>
      <text:p text:style-name="P648"><text:s text:c="27"/>'key': 'utilityprovided',</text:p>
      <text:p text:style-name="P649"><text:s text:c="27"/>'readOnly': False,</text:p>
      <text:p text:style-name="P650"><text:s text:c="27"/>'type': 'String',</text:p>
      <text:p text:style-name="P651"><text:s text:c="27"/>'value': 'True',</text:p>
      <text:p text:style-name="P652"><text:s text:c="27"/>'value_type': 'String'},</text:p>
      <text:p text:style-name="P653"><text:s text:c="26"/>{'deleted': False,</text:p>
      <text:p text:style-name="P654"><text:s text:c="27"/>'key': 'value',</text:p>
      <text:p text:style-name="P655"><text:s text:c="27"/>'readOnly': False,</text:p>
      <text:p text:style-name="P656"><text:s text:c="27"/>'type': 'String',</text:p>
      <text:p text:style-name="P657"><text:s text:c="27"/>'value': '112.706',</text:p>
      <text:p text:style-name="P658"><text:s text:c="27"/>'value_type': 'String'},</text:p>
      <text:p text:style-name="P659"><text:s text:c="26"/>{'deleted': False,</text:p>
      <text:p text:style-name="P660"><text:s text:c="27"/>'key': 'valid_till',</text:p>
      <text:p text:style-name="P661"><text:s text:c="27"/>'readOnly': False,</text:p>
      <text:p text:style-name="P662"><text:s text:c="27"/>'type': 'String',</text:p>
      <text:p text:style-name="P663"><text:s text:c="27"/>'value': '2018-05-31 23:59:59',</text:p>
      <text:p text:style-name="P664"><text:s text:c="27"/>'value_type': 'String'}],</text:p>
      <text:p text:style-name="P665"><text:s text:c="11"/>'removed': False,</text:p>
      <text:p text:style-name="P666"><text:s text:c="11"/>'tag': 'icap_utility_2017_06_01',</text:p>
      <text:p text:style-name="P667"><text:s text:c="11"/>'tagLinks': [''],</text:p>
      <text:p text:style-name="P668"><text:s text:c="11"/>'validFrom': '1900-01-01T00:00:00.000000',</text:p>
      <text:p text:style-name="P669"><text:s text:c="11"/>'version': '2017-11-01T19:47:48.000000'},</text:p>
      <text:p text:style-name="P670"><text:s text:c="10"/>{'createdBy': 'System',</text:p>
      <text:p text:style-name="P671"><text:s text:c="11"/>'description': 'icap',</text:p>
      <text:p text:style-name="P672"><text:s text:c="11"/>'properties': [{'deleted': False,</text:p>
      <text:p text:style-name="P673"><text:s text:c="27"/>'key': 'calculated',</text:p>
      <text:p text:style-name="P674"><text:s text:c="27"/>'readOnly': False,</text:p>
      <text:soft-page-break/>
      <text:p text:style-name="P675"><text:s text:c="27"/>'type': 'String',</text:p>
      <text:p text:style-name="P676"><text:s text:c="27"/>'value': 'False',</text:p>
      <text:p text:style-name="P677"><text:s text:c="27"/>'value_type': 'String'},</text:p>
      <text:p text:style-name="P678"><text:s text:c="26"/>{'deleted': False,</text:p>
      <text:p text:style-name="P679"><text:s text:c="27"/>'key': 'default',</text:p>
      <text:p text:style-name="P680"><text:s text:c="27"/>'readOnly': False,</text:p>
      <text:p text:style-name="P681"><text:s text:c="27"/>'type': 'String',</text:p>
      <text:p text:style-name="P682"><text:s text:c="27"/>'value': 'True',</text:p>
      <text:p text:style-name="P683"><text:s text:c="27"/>'value_type': 'String'},</text:p>
      <text:p text:style-name="P684"><text:s text:c="26"/>{'deleted': False,</text:p>
      <text:p text:style-name="P685"><text:s text:c="27"/>'key': 'estimated',</text:p>
      <text:p text:style-name="P686"><text:s text:c="27"/>'readOnly': False,</text:p>
      <text:p text:style-name="P687"><text:s text:c="27"/>'type': 'String',</text:p>
      <text:p text:style-name="P688"><text:s text:c="27"/>'value': 'False',</text:p>
      <text:p text:style-name="P689"><text:s text:c="27"/>'value_type': 'String'},</text:p>
      <text:p text:style-name="P690"><text:s text:c="26"/>{'deleted': False,</text:p>
      <text:p text:style-name="P691"><text:s text:c="27"/>'key': 'periodstatus',</text:p>
      <text:p text:style-name="P692"><text:s text:c="27"/>'readOnly': False,</text:p>
      <text:p text:style-name="P693"><text:s text:c="27"/>'type': 'String',</text:p>
      <text:p text:style-name="P694"><text:s text:c="27"/>'value': 'S',</text:p>
      <text:p text:style-name="P695"><text:s text:c="27"/>'value_type': 'String'},</text:p>
      <text:p text:style-name="P696"><text:s text:c="26"/>{'deleted': False,</text:p>
      <text:p text:style-name="P697"><text:s text:c="27"/>'key': 'utilityprovided',</text:p>
      <text:p text:style-name="P698"><text:s text:c="27"/>'readOnly': False,</text:p>
      <text:p text:style-name="P699"><text:s text:c="27"/>'type': 'String',</text:p>
      <text:p text:style-name="P700"><text:s text:c="27"/>'value': 'True',</text:p>
      <text:p text:style-name="P701"><text:s text:c="27"/>'value_type': 'String'},</text:p>
      <text:p text:style-name="P702"><text:s text:c="26"/>{'deleted': False,</text:p>
      <text:p text:style-name="P703"><text:s text:c="27"/>'key': 'value',</text:p>
      <text:p text:style-name="P704"><text:s text:c="27"/>'readOnly': False,</text:p>
      <text:p text:style-name="P705"><text:s text:c="27"/>'type': 'String',</text:p>
      <text:p text:style-name="P706"><text:s text:c="27"/>'value': '112.706',</text:p>
      <text:p text:style-name="P707"><text:s text:c="27"/>'value_type': 'String'},</text:p>
      <text:p text:style-name="P708"><text:s text:c="26"/>{'deleted': False,</text:p>
      <text:p text:style-name="P709"><text:s text:c="27"/>'key': 'valid_till',</text:p>
      <text:p text:style-name="P710"><text:s text:c="27"/>'readOnly': False,</text:p>
      <text:p text:style-name="P711"><text:s text:c="27"/>'type': 'String',</text:p>
      <text:p text:style-name="P712"><text:s text:c="27"/>'value': '2029-05-31 23:59:59',</text:p>
      <text:p text:style-name="P713"><text:s text:c="27"/>'value_type': 'String'}],</text:p>
      <text:p text:style-name="P714"><text:s text:c="11"/>'removed': False,</text:p>
      <text:p text:style-name="P715"><text:s text:c="11"/>'tag': 'icap_utility_2019_06_01',</text:p>
      <text:p text:style-name="P716"><text:s text:c="11"/>'tagLinks': [''],</text:p>
      <text:p text:style-name="P717"><text:s text:c="11"/>'validFrom': '1900-01-01T00:00:00.000000',</text:p>
      <text:p text:style-name="P718"><text:s text:c="11"/>'version': '2017-11-01T19:47:48.000000'},</text:p>
      <text:p text:style-name="P719"><text:s text:c="10"/>{'createdBy': 'System',</text:p>
      <text:p text:style-name="P720"><text:s text:c="11"/>'description': '',</text:p>
      <text:p text:style-name="P721"><text:s text:c="11"/>'properties': [{'deleted': False,</text:p>
      <text:p text:style-name="P722"><text:s text:c="27"/>'key': 'customername',</text:p>
      <text:p text:style-name="P723"><text:s text:c="27"/>'readOnly': False,</text:p>
      <text:p text:style-name="P724"><text:s text:c="27"/>'type': 'String',</text:p>
      <text:p text:style-name="P725"><text:s text:c="27"/>'value': 'ENGIE',</text:p>
      <text:p text:style-name="P726"><text:s text:c="27"/>'value_type': 'String'},</text:p>
      <text:p text:style-name="P727"><text:s text:c="26"/>{'deleted': False,</text:p>
      <text:p text:style-name="P728"><text:s text:c="27"/>'key': 'payloadtype',</text:p>
      <text:p text:style-name="P729"><text:s text:c="27"/>'readOnly': False,</text:p>
      <text:p text:style-name="P730"><text:s text:c="27"/>'type': 'string',</text:p>
      <text:p text:style-name="P731"><text:s text:c="27"/>'value': 'predealveepayload',</text:p>
      <text:soft-page-break/>
      <text:p text:style-name="P732"><text:s text:c="27"/>'value_type': 'string'},</text:p>
      <text:p text:style-name="P733"><text:s text:c="26"/>{'deleted': False,</text:p>
      <text:p text:style-name="P734"><text:s text:c="27"/>'key': 'creationdate',</text:p>
      <text:p text:style-name="P735"><text:s text:c="27"/>'readOnly': False,</text:p>
      <text:p text:style-name="P736"><text:s text:c="27"/>'type': 'string',</text:p>
      <text:p text:style-name="P737"><text:s text:c="27"/>'value': '2019-12-03 13:11:00',</text:p>
      <text:p text:style-name="P738"><text:s text:c="27"/>'value_type': 'string'},</text:p>
      <text:p text:style-name="P739"><text:s text:c="26"/>{'deleted': False,</text:p>
      <text:p text:style-name="P740"><text:s text:c="27"/>'key': 'customerid',</text:p>
      <text:p text:style-name="P741"><text:s text:c="27"/>'readOnly': False,</text:p>
      <text:p text:style-name="P742"><text:s text:c="27"/>'type': 'string',</text:p>
      <text:p text:style-name="P743"><text:s text:c="27"/>'value': '1-XWPK9R',</text:p>
      <text:p text:style-name="P744"><text:s text:c="27"/>'value_type': 'string'},</text:p>
      <text:p text:style-name="P745"><text:s text:c="26"/>{'deleted': False,</text:p>
      <text:p text:style-name="P746"><text:s text:c="27"/>'key': 'referenceid',</text:p>
      <text:p text:style-name="P747"><text:s text:c="27"/>'readOnly': False,</text:p>
      <text:p text:style-name="P748"><text:s text:c="27"/>'type': 'string',</text:p>
      <text:p text:style-name="P749"><text:s text:c="22"/>'value': '20191203131100642000_NEPOOL_MECO_0219222018',</text:p>
      <text:p text:style-name="P750"><text:s text:c="27"/>'value_type': 'string'}],</text:p>
      <text:p text:style-name="P751"><text:s text:c="11"/>'removed': False,</text:p>
      <text:p text:style-name="P752"><text:s text:c="11"/>'tag': 'transactioninfo',</text:p>
      <text:p text:style-name="P753"><text:s text:c="11"/>'tagLinks': [''],</text:p>
      <text:p text:style-name="P754"><text:s text:c="11"/>'validFrom': '2018-06-01T00:00:00.000000',</text:p>
      <text:p text:style-name="P755"><text:s text:c="11"/>'version': '2019-12-03T19:16:17.000000'},</text:p>
      <text:p text:style-name="P756"><text:s text:c="10"/>{'createdBy': 'System',</text:p>
      <text:p text:style-name="P757"><text:s text:c="11"/>'description': 'No description',</text:p>
      <text:p text:style-name="P758"><text:s text:c="11"/>'properties': [{'deleted': False,</text:p>
      <text:p text:style-name="P759"><text:s text:c="27"/>'key': 'delivery_idr',</text:p>
      <text:p text:style-name="P760"><text:s text:c="27"/>'readOnly': False,</text:p>
      <text:p text:style-name="P761"><text:s text:c="27"/>'type': 'String',</text:p>
      <text:p text:style-name="P762"><text:s text:c="27"/>'value': '5629499534213120',</text:p>
      <text:p text:style-name="P763"><text:s text:c="27"/>'value_type': 'String'},</text:p>
      <text:p text:style-name="P764"><text:s text:c="26"/>{'deleted': False,</text:p>
      <text:p text:style-name="P765"><text:s text:c="27"/>'key': 'delivery_scalar',</text:p>
      <text:p text:style-name="P766"><text:s text:c="27"/>'readOnly': False,</text:p>
      <text:p text:style-name="P767"><text:s text:c="27"/>'type': 'String',</text:p>
      <text:p text:style-name="P768"><text:s text:c="27"/>'value': '5707702298738688',</text:p>
      <text:p text:style-name="P769"><text:s text:c="27"/>'value_type': 'String'}],</text:p>
      <text:p text:style-name="P770"><text:s text:c="11"/>'removed': False,</text:p>
      <text:p text:style-name="P771"><text:s text:c="11"/>'tag': 'run_config',</text:p>
      <text:p text:style-name="P772"><text:s text:c="11"/>'tagLinks': [''],</text:p>
      <text:p text:style-name="P773"><text:s text:c="11"/>'validFrom': '1900-01-01T00:00:00.000000',</text:p>
      <text:p text:style-name="P774"><text:s text:c="11"/>'version': '2017-10-26T13:45:18.000000'},</text:p>
      <text:p text:style-name="P775"><text:s text:c="10"/>{'createdBy': 'System',</text:p>
      <text:p text:style-name="P776"><text:s text:c="11"/>'description': 'No description',</text:p>
      <text:p text:style-name="P777"><text:s text:c="11"/>'properties': [{'deleted': False,</text:p>
      <text:p text:style-name="P778"><text:s text:c="27"/>'key': 'datasourcegroupid',</text:p>
      <text:p text:style-name="P779"><text:s text:c="27"/>'readOnly': False,</text:p>
      <text:p text:style-name="P780"><text:s text:c="27"/>'type': 'String',</text:p>
      <text:p text:style-name="P781"><text:s text:c="27"/>'value': '1-FRWY3E_1',</text:p>
      <text:p text:style-name="P782"><text:s text:c="27"/>'value_type': 'String'}],</text:p>
      <text:p text:style-name="P783"><text:s text:c="11"/>'removed': False,</text:p>
      <text:p text:style-name="P784"><text:s text:c="11"/>'tag': 'datasourcegroup',</text:p>
      <text:p text:style-name="P785"><text:s text:c="11"/>'tagLinks': [''],</text:p>
      <text:p text:style-name="P786"><text:s text:c="11"/>'validFrom': '2018-06-01T00:00:00.000000',</text:p>
      <text:p text:style-name="P787"><text:s text:c="11"/>'version': '2017-11-10T18:32:08.000000'},</text:p>
      <text:p text:style-name="P788"><text:s text:c="10"/>{'createdBy': 'System',</text:p>
      <text:soft-page-break/>
      <text:p text:style-name="P789"><text:s text:c="11"/>'description': 'No description',</text:p>
      <text:p text:style-name="P790"><text:s text:c="11"/>'properties': [{'deleted': False,</text:p>
      <text:p text:style-name="P791"><text:s text:c="27"/>'key': 'datasource_type',</text:p>
      <text:p text:style-name="P792"><text:s text:c="27"/>'readOnly': False,</text:p>
      <text:p text:style-name="P793"><text:s text:c="27"/>'type': 'String',</text:p>
      <text:p text:style-name="P794"><text:s text:c="27"/>'value': 'default',</text:p>
      <text:p text:style-name="P795"><text:s text:c="27"/>'value_type': 'String'},</text:p>
      <text:p text:style-name="P796"><text:s text:c="26"/>{'deleted': False,</text:p>
      <text:p text:style-name="P797"><text:s text:c="27"/>'key': 'description',</text:p>
      <text:p text:style-name="P798"><text:s text:c="27"/>'readOnly': False,</text:p>
      <text:p text:style-name="P799"><text:s text:c="27"/>'type': 'String',</text:p>
      <text:p text:style-name="P800"><text:s text:c="27"/>'value': 'Automatic generated datasource',</text:p>
      <text:p text:style-name="P801"><text:s text:c="27"/>'value_type': 'String'},</text:p>
      <text:p text:style-name="P802"><text:s text:c="26"/>{'deleted': False,</text:p>
      <text:p text:style-name="P803"><text:s text:c="27"/>'key': 'id',</text:p>
      <text:p text:style-name="P804"><text:s text:c="27"/>'readOnly': False,</text:p>
      <text:p text:style-name="P805"><text:s text:c="27"/>'type': 'String',</text:p>
      <text:p text:style-name="P806"><text:s text:c="27"/>'value': 'NEPOOL_MECO_0219222018',</text:p>
      <text:p text:style-name="P807"><text:s text:c="27"/>'value_type': 'String'},</text:p>
      <text:p text:style-name="P808"><text:s text:c="26"/>{'deleted': False,</text:p>
      <text:p text:style-name="P809"><text:s text:c="27"/>'key': 'name',</text:p>
      <text:p text:style-name="P810"><text:s text:c="27"/>'readOnly': False,</text:p>
      <text:p text:style-name="P811"><text:s text:c="27"/>'type': 'String',</text:p>
      <text:p text:style-name="P812"><text:s text:c="27"/>'value': 'NEPOOL_MECO_0219222018',</text:p>
      <text:p text:style-name="P813"><text:s text:c="27"/>'value_type': 'String'},</text:p>
      <text:p text:style-name="P814"><text:s text:c="26"/>{'deleted': False,</text:p>
      <text:p text:style-name="P815"><text:s text:c="27"/>'key': 'timezone',</text:p>
      <text:p text:style-name="P816"><text:s text:c="27"/>'readOnly': False,</text:p>
      <text:p text:style-name="P817"><text:s text:c="27"/>'type': 'String',</text:p>
      <text:p text:style-name="P818"><text:s text:c="27"/>'value': 'America/New_York',</text:p>
      <text:p text:style-name="P819"><text:s text:c="27"/>'value_type': 'String'}],</text:p>
      <text:p text:style-name="P820"><text:s text:c="11"/>'removed': False,</text:p>
      <text:p text:style-name="P821"><text:s text:c="11"/>'tag': 'datasource',</text:p>
      <text:p text:style-name="P822"><text:s text:c="11"/>'tagLinks': [''],</text:p>
      <text:p text:style-name="P823"><text:s text:c="11"/>'validFrom': '2017-06-01T00:00:00.000000',</text:p>
      <text:p text:style-name="P824"><text:s text:c="11"/>'version': '2017-11-01T19:47:48.000000'},</text:p>
      <text:p text:style-name="P825"><text:s text:c="10"/>{'createdBy': 'System',</text:p>
      <text:p text:style-name="P826"><text:s text:c="11"/>'description': 'icap',</text:p>
      <text:p text:style-name="P827"><text:s text:c="11"/>'properties': [{'deleted': False,</text:p>
      <text:p text:style-name="P828"><text:s text:c="27"/>'key': 'calculated',</text:p>
      <text:p text:style-name="P829"><text:s text:c="27"/>'readOnly': False,</text:p>
      <text:p text:style-name="P830"><text:s text:c="27"/>'type': 'String',</text:p>
      <text:p text:style-name="P831"><text:s text:c="27"/>'value': 'True',</text:p>
      <text:p text:style-name="P832"><text:s text:c="27"/>'value_type': 'String'},</text:p>
      <text:p text:style-name="P833"><text:s text:c="26"/>{'deleted': False,</text:p>
      <text:p text:style-name="P834"><text:s text:c="27"/>'key': 'default',</text:p>
      <text:p text:style-name="P835"><text:s text:c="27"/>'readOnly': False,</text:p>
      <text:p text:style-name="P836"><text:s text:c="27"/>'type': 'String',</text:p>
      <text:p text:style-name="P837"><text:s text:c="27"/>'value': 'False',</text:p>
      <text:p text:style-name="P838"><text:s text:c="27"/>'value_type': 'String'},</text:p>
      <text:p text:style-name="P839"><text:s text:c="26"/>{'deleted': False,</text:p>
      <text:p text:style-name="P840"><text:s text:c="27"/>'key': 'estimated',</text:p>
      <text:p text:style-name="P841"><text:s text:c="27"/>'readOnly': False,</text:p>
      <text:p text:style-name="P842"><text:s text:c="27"/>'type': 'String',</text:p>
      <text:p text:style-name="P843"><text:s text:c="27"/>'value': 'True',</text:p>
      <text:p text:style-name="P844"><text:s text:c="27"/>'value_type': 'String'},</text:p>
      <text:p text:style-name="P845"><text:s text:c="26"/>{'deleted': False,</text:p>
      <text:soft-page-break/>
      <text:p text:style-name="P846"><text:s text:c="27"/>'key': 'periodstatus',</text:p>
      <text:p text:style-name="P847"><text:s text:c="27"/>'readOnly': False,</text:p>
      <text:p text:style-name="P848"><text:s text:c="27"/>'type': 'String',</text:p>
      <text:p text:style-name="P849"><text:s text:c="27"/>'value': 'E',</text:p>
      <text:p text:style-name="P850"><text:s text:c="27"/>'value_type': 'String'},</text:p>
      <text:p text:style-name="P851"><text:s text:c="26"/>{'deleted': False,</text:p>
      <text:p text:style-name="P852"><text:s text:c="27"/>'key': 'utilityprovided',</text:p>
      <text:p text:style-name="P853"><text:s text:c="27"/>'readOnly': False,</text:p>
      <text:p text:style-name="P854"><text:s text:c="27"/>'type': 'String',</text:p>
      <text:p text:style-name="P855"><text:s text:c="27"/>'value': 'False',</text:p>
      <text:p text:style-name="P856"><text:s text:c="27"/>'value_type': 'String'},</text:p>
      <text:p text:style-name="P857"><text:s text:c="26"/>{'deleted': False,</text:p>
      <text:p text:style-name="P858"><text:s text:c="27"/>'key': 'value',</text:p>
      <text:p text:style-name="P859"><text:s text:c="27"/>'readOnly': False,</text:p>
      <text:p text:style-name="P860"><text:s text:c="27"/>'type': 'String',</text:p>
      <text:p text:style-name="P861"><text:s text:c="27"/>'value': '1793.8759986',</text:p>
      <text:p text:style-name="P862"><text:s text:c="27"/>'value_type': 'String'},</text:p>
      <text:p text:style-name="P863"><text:s text:c="26"/>{'deleted': False,</text:p>
      <text:p text:style-name="P864"><text:s text:c="27"/>'key': 'valid_till',</text:p>
      <text:p text:style-name="P865"><text:s text:c="27"/>'readOnly': False,</text:p>
      <text:p text:style-name="P866"><text:s text:c="27"/>'type': 'String',</text:p>
      <text:p text:style-name="P867"><text:s text:c="27"/>'value': '2020-05-31 23:59:59',</text:p>
      <text:p text:style-name="P868"><text:s text:c="27"/>'value_type': 'String'}],</text:p>
      <text:p text:style-name="P869"><text:s text:c="11"/>'removed': False,</text:p>
      <text:p text:style-name="P870"><text:s text:c="11"/>'tag': 'icap_calculated_2019_06_01',</text:p>
      <text:p text:style-name="P871"><text:s text:c="11"/>'tagLinks': [''],</text:p>
      <text:p text:style-name="P872"><text:s text:c="11"/>'validFrom': '1900-01-01T00:00:00.000000',</text:p>
      <text:p text:style-name="P873"><text:s text:c="11"/>'version': '2017-11-01T22:21:16.000000'},</text:p>
      <text:p text:style-name="P874"><text:s text:c="10"/>{'createdBy': 'System',</text:p>
      <text:p text:style-name="P875"><text:s text:c="11"/>'description': 'icap',</text:p>
      <text:p text:style-name="P876"><text:s text:c="11"/>'properties': [{'deleted': False,</text:p>
      <text:p text:style-name="P877"><text:s text:c="27"/>'key': 'percentagediff',</text:p>
      <text:p text:style-name="P878"><text:s text:c="27"/>'readOnly': False,</text:p>
      <text:p text:style-name="P879"><text:s text:c="27"/>'type': 'String',</text:p>
      <text:p text:style-name="P880"><text:s text:c="27"/>'value': '-2.01575292498',</text:p>
      <text:p text:style-name="P881"><text:s text:c="27"/>'value_type': 'String'},</text:p>
      <text:p text:style-name="P882"><text:s text:c="26"/>{'deleted': False,</text:p>
      <text:p text:style-name="P883"><text:s text:c="27"/>'key': 'peakindex',</text:p>
      <text:p text:style-name="P884"><text:s text:c="27"/>'readOnly': False,</text:p>
      <text:p text:style-name="P885"><text:s text:c="27"/>'type': 'String',</text:p>
      <text:p text:style-name="P886"><text:s text:c="27"/>'value': '2017-09-01 00:00:00+00:00',</text:p>
      <text:p text:style-name="P887"><text:s text:c="27"/>'value_type': 'String'},</text:p>
      <text:p text:style-name="P888"><text:s text:c="26"/>{'deleted': False,</text:p>
      <text:p text:style-name="P889"><text:s text:c="27"/>'key': 'passed',</text:p>
      <text:p text:style-name="P890"><text:s text:c="27"/>'readOnly': False,</text:p>
      <text:p text:style-name="P891"><text:s text:c="27"/>'type': 'String',</text:p>
      <text:p text:style-name="P892"><text:s text:c="27"/>'value': 'True',</text:p>
      <text:p text:style-name="P893"><text:s text:c="27"/>'value_type': 'String'},</text:p>
      <text:p text:style-name="P894"><text:s text:c="26"/>{'deleted': False,</text:p>
      <text:p text:style-name="P895"><text:s text:c="27"/>'key': 'peak',</text:p>
      <text:p text:style-name="P896"><text:s text:c="27"/>'readOnly': False,</text:p>
      <text:p text:style-name="P897"><text:s text:c="27"/>'type': 'String',</text:p>
      <text:p text:style-name="P898"><text:s text:c="27"/>'value': '1830.78',</text:p>
      <text:p text:style-name="P899"><text:s text:c="27"/>'value_type': 'String'},</text:p>
      <text:p text:style-name="P900"><text:s text:c="26"/>{'deleted': False,</text:p>
      <text:p text:style-name="P901"><text:s text:c="27"/>'key': 'calculated',</text:p>
      <text:p text:style-name="P902"><text:s text:c="27"/>'readOnly': False,</text:p>
      <text:soft-page-break/>
      <text:p text:style-name="P903"><text:s text:c="27"/>'type': 'String',</text:p>
      <text:p text:style-name="P904"><text:s text:c="27"/>'value': 'True',</text:p>
      <text:p text:style-name="P905"><text:s text:c="27"/>'value_type': 'String'},</text:p>
      <text:p text:style-name="P906"><text:s text:c="26"/>{'deleted': False,</text:p>
      <text:p text:style-name="P907"><text:s text:c="27"/>'key': 'default',</text:p>
      <text:p text:style-name="P908"><text:s text:c="27"/>'readOnly': False,</text:p>
      <text:p text:style-name="P909"><text:s text:c="27"/>'type': 'String',</text:p>
      <text:p text:style-name="P910"><text:s text:c="27"/>'value': 'False',</text:p>
      <text:p text:style-name="P911"><text:s text:c="27"/>'value_type': 'String'},</text:p>
      <text:p text:style-name="P912"><text:s text:c="26"/>{'deleted': False,</text:p>
      <text:p text:style-name="P913"><text:s text:c="27"/>'key': 'estimated',</text:p>
      <text:p text:style-name="P914"><text:s text:c="27"/>'readOnly': False,</text:p>
      <text:p text:style-name="P915"><text:s text:c="27"/>'type': 'String',</text:p>
      <text:p text:style-name="P916"><text:s text:c="27"/>'value': 'True',</text:p>
      <text:p text:style-name="P917"><text:s text:c="27"/>'value_type': 'String'},</text:p>
      <text:p text:style-name="P918"><text:s text:c="26"/>{'deleted': False,</text:p>
      <text:p text:style-name="P919"><text:s text:c="27"/>'key': 'periodstatus',</text:p>
      <text:p text:style-name="P920"><text:s text:c="27"/>'readOnly': False,</text:p>
      <text:p text:style-name="P921"><text:s text:c="27"/>'type': 'String',</text:p>
      <text:p text:style-name="P922"><text:s text:c="27"/>'value': 'E',</text:p>
      <text:p text:style-name="P923"><text:s text:c="27"/>'value_type': 'String'},</text:p>
      <text:p text:style-name="P924"><text:s text:c="26"/>{'deleted': False,</text:p>
      <text:p text:style-name="P925"><text:s text:c="27"/>'key': 'utilityprovided',</text:p>
      <text:p text:style-name="P926"><text:s text:c="27"/>'readOnly': False,</text:p>
      <text:p text:style-name="P927"><text:s text:c="27"/>'type': 'String',</text:p>
      <text:p text:style-name="P928"><text:s text:c="27"/>'value': 'False',</text:p>
      <text:p text:style-name="P929"><text:s text:c="27"/>'value_type': 'String'},</text:p>
      <text:p text:style-name="P930"><text:s text:c="26"/>{'deleted': False,</text:p>
      <text:p text:style-name="P931"><text:s text:c="27"/>'key': 'value',</text:p>
      <text:p text:style-name="P932"><text:s text:c="27"/>'readOnly': False,</text:p>
      <text:p text:style-name="P933"><text:s text:c="27"/>'type': 'String',</text:p>
      <text:p text:style-name="P934"><text:s text:c="27"/>'value': '1793.8759986',</text:p>
      <text:p text:style-name="P935"><text:s text:c="27"/>'value_type': 'String'},</text:p>
      <text:p text:style-name="P936"><text:s text:c="26"/>{'deleted': False,</text:p>
      <text:p text:style-name="P937"><text:s text:c="27"/>'key': 'valid_till',</text:p>
      <text:p text:style-name="P938"><text:s text:c="27"/>'readOnly': False,</text:p>
      <text:p text:style-name="P939"><text:s text:c="27"/>'type': 'String',</text:p>
      <text:p text:style-name="P940"><text:s text:c="27"/>'value': '2019-05-31 23:59:59',</text:p>
      <text:p text:style-name="P941"><text:s text:c="27"/>'value_type': 'String'}],</text:p>
      <text:p text:style-name="P942"><text:s text:c="11"/>'removed': False,</text:p>
      <text:p text:style-name="P943"><text:s text:c="11"/>'tag': 'icap_calculated_2018_06_01',</text:p>
      <text:p text:style-name="P944"><text:s text:c="11"/>'tagLinks': [''],</text:p>
      <text:p text:style-name="P945"><text:s text:c="11"/>'validFrom': '2019-06-01T00:00:00.000000',</text:p>
      <text:p text:style-name="P946"><text:s text:c="11"/>'version': '2017-11-01T22:21:16.000000'},</text:p>
      <text:p text:style-name="P947"><text:s text:c="10"/>{'createdBy': 'System',</text:p>
      <text:p text:style-name="P948"><text:s text:c="11"/>'description': '',</text:p>
      <text:p text:style-name="P949"><text:s text:c="11"/>'properties': [{'deleted': False,</text:p>
      <text:p text:style-name="P950"><text:s text:c="27"/>'key': 'ldc_account_number',</text:p>
      <text:p text:style-name="P951"><text:s text:c="27"/>'readOnly': False,</text:p>
      <text:p text:style-name="P952"><text:s text:c="27"/>'type': 'string',</text:p>
      <text:p text:style-name="P953"><text:s text:c="27"/>'value': '0219222018',</text:p>
      <text:p text:style-name="P954"><text:s text:c="27"/>'value_type': 'string'},</text:p>
      <text:p text:style-name="P955"><text:s text:c="26"/>{'deleted': False,</text:p>
      <text:p text:style-name="P956"><text:s text:c="27"/>'key': 'discocode',</text:p>
      <text:p text:style-name="P957"><text:s text:c="27"/>'readOnly': False,</text:p>
      <text:p text:style-name="P958"><text:s text:c="27"/>'type': 'string',</text:p>
      <text:p text:style-name="P959"><text:s text:c="27"/>'value': 'MECO',</text:p>
      <text:soft-page-break/>
      <text:p text:style-name="P960"><text:s text:c="27"/>'value_type': 'string'},</text:p>
      <text:p text:style-name="P961"><text:s text:c="26"/>{'deleted': False,</text:p>
      <text:p text:style-name="P962"><text:s text:c="27"/>'key': 'market',</text:p>
      <text:p text:style-name="P963"><text:s text:c="27"/>'readOnly': False,</text:p>
      <text:p text:style-name="P964"><text:s text:c="27"/>'type': 'string',</text:p>
      <text:p text:style-name="P965"><text:s text:c="27"/>'value': 'NEPOOL',</text:p>
      <text:p text:style-name="P966"><text:s text:c="27"/>'value_type': 'string'},</text:p>
      <text:p text:style-name="P967"><text:s text:c="26"/>{'deleted': False,</text:p>
      <text:p text:style-name="P968"><text:s text:c="27"/>'key': 'zone',</text:p>
      <text:p text:style-name="P969"><text:s text:c="27"/>'readOnly': False,</text:p>
      <text:p text:style-name="P970"><text:s text:c="27"/>'type': 'string',</text:p>
      <text:p text:style-name="P971"><text:s text:c="27"/>'value': 'WCMASS',</text:p>
      <text:p text:style-name="P972"><text:s text:c="27"/>'value_type': 'string'},</text:p>
      <text:p text:style-name="P973"><text:s text:c="26"/>{'deleted': False,</text:p>
      <text:p text:style-name="P974"><text:s text:c="27"/>'key': 'accountnumber',</text:p>
      <text:p text:style-name="P975"><text:s text:c="27"/>'readOnly': False,</text:p>
      <text:p text:style-name="P976"><text:s text:c="27"/>'type': 'string',</text:p>
      <text:p text:style-name="P977"><text:s text:c="27"/>'value': 'NEPOOL_MECO_0219222018',</text:p>
      <text:p text:style-name="P978"><text:s text:c="27"/>'value_type': 'string'},</text:p>
      <text:p text:style-name="P979"><text:s text:c="26"/>{'deleted': False,</text:p>
      <text:p text:style-name="P980"><text:s text:c="27"/>'key': 'unittype',</text:p>
      <text:p text:style-name="P981"><text:s text:c="27"/>'readOnly': False,</text:p>
      <text:p text:style-name="P982"><text:s text:c="27"/>'type': 'string',</text:p>
      <text:p text:style-name="P983"><text:s text:c="27"/>'value': 'KWH',</text:p>
      <text:p text:style-name="P984"><text:s text:c="27"/>'value_type': 'string'},</text:p>
      <text:p text:style-name="P985"><text:s text:c="26"/>{'deleted': False,</text:p>
      <text:p text:style-name="P986"><text:s text:c="27"/>'key': 'lossclass',</text:p>
      <text:p text:style-name="P987"><text:s text:c="27"/>'readOnly': False,</text:p>
      <text:p text:style-name="P988"><text:s text:c="27"/>'type': 'string',</text:p>
      <text:p text:style-name="P989"><text:s text:c="27"/>'value': 'PRIMARY',</text:p>
      <text:p text:style-name="P990"><text:s text:c="27"/>'value_type': 'string'},</text:p>
      <text:p text:style-name="P991"><text:s text:c="26"/>{'deleted': False,</text:p>
      <text:p text:style-name="P992"><text:s text:c="27"/>'key': 'profileclass',</text:p>
      <text:p text:style-name="P993"><text:s text:c="27"/>'readOnly': False,</text:p>
      <text:p text:style-name="P994"><text:s text:c="27"/>'type': 'string',</text:p>
      <text:p text:style-name="P995"><text:s text:c="27"/>'value': 'IDR',</text:p>
      <text:p text:style-name="P996"><text:s text:c="27"/>'value_type': 'string'},</text:p>
      <text:p text:style-name="P997"><text:s text:c="26"/>{'deleted': False,</text:p>
      <text:p text:style-name="P998"><text:s text:c="27"/>'key': 'profilebuilder',</text:p>
      <text:p text:style-name="P999"><text:s text:c="27"/>'readOnly': False,</text:p>
      <text:p text:style-name="P1000"><text:s text:c="27"/>'type': 'string',</text:p>
      <text:p text:style-name="P1001"><text:s text:c="27"/>'value': 'I',</text:p>
      <text:p text:style-name="P1002"><text:s text:c="27"/>'value_type': 'string'},</text:p>
      <text:p text:style-name="P1003"><text:s text:c="26"/>{'deleted': False,</text:p>
      <text:p text:style-name="P1004"><text:s text:c="27"/>'key': 'metertype',</text:p>
      <text:p text:style-name="P1005"><text:s text:c="27"/>'readOnly': False,</text:p>
      <text:p text:style-name="P1006"><text:s text:c="27"/>'type': 'string',</text:p>
      <text:p text:style-name="P1007"><text:s text:c="27"/>'value': 'IDR',</text:p>
      <text:p text:style-name="P1008"><text:s text:c="27"/>'value_type': 'string'},</text:p>
      <text:p text:style-name="P1009"><text:s text:c="26"/>{'deleted': False,</text:p>
      <text:p text:style-name="P1010"><text:s text:c="27"/>'key': 'stageidentifier',</text:p>
      <text:p text:style-name="P1011"><text:s text:c="27"/>'readOnly': False,</text:p>
      <text:p text:style-name="P1012"><text:s text:c="27"/>'type': 'string',</text:p>
      <text:p text:style-name="P1013"><text:s text:c="27"/>'value': 'PRE_DEAL',</text:p>
      <text:p text:style-name="P1014"><text:s text:c="27"/>'value_type': 'string'},</text:p>
      <text:p text:style-name="P1015"><text:s text:c="26"/>{'deleted': False,</text:p>
      <text:p text:style-name="P1016"><text:s text:c="27"/>'key': 'prnumber',</text:p>
      <text:soft-page-break/>
      <text:p text:style-name="P1017"><text:s text:c="27"/>'readOnly': False,</text:p>
      <text:p text:style-name="P1018"><text:s text:c="27"/>'type': 'string',</text:p>
      <text:p text:style-name="P1019"><text:s text:c="27"/>'value': '1-XWPKA5',</text:p>
      <text:p text:style-name="P1020"><text:s text:c="27"/>'value_type': 'string'},</text:p>
      <text:p text:style-name="P1021"><text:s text:c="26"/>{'deleted': False,</text:p>
      <text:p text:style-name="P1022"><text:s text:c="27"/>'key': 'totaldemandunittype',</text:p>
      <text:p text:style-name="P1023"><text:s text:c="27"/>'readOnly': False,</text:p>
      <text:p text:style-name="P1024"><text:s text:c="27"/>'type': 'string',</text:p>
      <text:p text:style-name="P1025"><text:s text:c="27"/>'value': 'KW',</text:p>
      <text:p text:style-name="P1026"><text:s text:c="27"/>'value_type': 'string'},</text:p>
      <text:p text:style-name="P1027"><text:s text:c="26"/>{'deleted': False,</text:p>
      <text:p text:style-name="P1028"><text:s text:c="27"/>'key': 'forecastflag',</text:p>
      <text:p text:style-name="P1029"><text:s text:c="27"/>'readOnly': False,</text:p>
      <text:p text:style-name="P1030"><text:s text:c="27"/>'type': 'string',</text:p>
      <text:p text:style-name="P1031"><text:s text:c="27"/>'value': 'Y',</text:p>
      <text:p text:style-name="P1032"><text:s text:c="27"/>'value_type': 'string'},</text:p>
      <text:p text:style-name="P1033"><text:s text:c="26"/>{'deleted': False,</text:p>
      <text:p text:style-name="P1034"><text:s text:c="27"/>'key': 'meterreadcycle',</text:p>
      <text:p text:style-name="P1035"><text:s text:c="27"/>'readOnly': False,</text:p>
      <text:p text:style-name="P1036"><text:s text:c="27"/>'type': 'string',</text:p>
      <text:p text:style-name="P1037"><text:s text:c="27"/>'value': '17',</text:p>
      <text:p text:style-name="P1038"><text:s text:c="27"/>'value_type': 'string'},</text:p>
      <text:p text:style-name="P1039"><text:s text:c="26"/>{'deleted': False,</text:p>
      <text:p text:style-name="P1040"><text:s text:c="27"/>'key': 'rateclass',</text:p>
      <text:p text:style-name="P1041"><text:s text:c="27"/>'readOnly': False,</text:p>
      <text:p text:style-name="P1042"><text:s text:c="27"/>'type': 'string',</text:p>
      <text:p text:style-name="P1043"><text:s text:c="27"/>'value': 'G3',</text:p>
      <text:p text:style-name="P1044"><text:s text:c="27"/>'value_type': 'string'}],</text:p>
      <text:p text:style-name="P1045"><text:s text:c="11"/>'removed': False,</text:p>
      <text:p text:style-name="P1046"><text:s text:c="11"/>'tag': 'metadata',</text:p>
      <text:p text:style-name="P1047"><text:s text:c="11"/>'tagLinks': [''],</text:p>
      <text:p text:style-name="P1048"><text:s text:c="11"/>'validFrom': '1900-01-01T00:00:00.000000',</text:p>
      <text:p text:style-name="P1049"><text:s text:c="11"/>'version': '2019-12-03T19:16:17.000000'}],</text:p>
      <text:p text:style-name="P1050"><text:span text:style-name="T1051"><text:s/>'timezone': 'America/New_York'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style:vertical-align="auto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fo:font-weight="normal" style:font-weight-asian="normal" style:font-weight-complex="normal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7LVL2" style:family="text">
      <style:text-properties fo:font-weight="normal" style:font-weight-asian="normal" style:font-weight-complex="norma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urwitt, Steven</meta:initial-creator>
    <dc:creator>Hurwitt, Steven</dc:creator>
    <meta:creation-date>2019-12-09T20:06:00Z</meta:creation-date>
    <dc:date>2019-12-11T14:38:00Z</dc:date>
    <meta:template xlink:href="Normal" xlink:type="simple"/>
    <meta:editing-cycles>25</meta:editing-cycles>
    <meta:editing-duration>PT5220S</meta:editing-duration>
    <meta:document-statistic meta:page-count="20" meta:paragraph-count="75" meta:word-count="5654" meta:character-count="37809" meta:row-count="268" meta:non-whitespace-character-count="32230"/>
  </office:meta>
</office:document-meta>
</file>